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E00000387774C0F9848D1FE61.png" manifest:media-type="image/png"/>
  <manifest:file-entry manifest:full-path="Pictures/10000201000010E70000098218C7602BB4ACA7FF.png" manifest:media-type="image/png"/>
  <manifest:file-entry manifest:full-path="Pictures/1000000000000ADF0000069940DD963CBFD7068C.jpg" manifest:media-type="image/jpeg"/>
  <manifest:file-entry manifest:full-path="Pictures/100002010000050D00000144269C6797BD01E6B3.png" manifest:media-type="image/png"/>
  <manifest:file-entry manifest:full-path="Pictures/10000201000002BC000001B010C52D5B70B3C826.png" manifest:media-type="image/png"/>
  <manifest:file-entry manifest:full-path="Pictures/10000201000010E60000098269A955321E376240.png" manifest:media-type="image/png"/>
  <manifest:file-entry manifest:full-path="Pictures/10000201000010E600000982413AA2A547B89EAE.png" manifest:media-type="image/png"/>
  <manifest:file-entry manifest:full-path="Pictures/10000201000010E700000982F28416A5F5DBBFA6.png" manifest:media-type="image/png"/>
  <manifest:file-entry manifest:full-path="Pictures/10000201000010E60000098215C6DC227D35C1D7.png" manifest:media-type="image/png"/>
  <manifest:file-entry manifest:full-path="Pictures/1000020100000CF2000004234EEB358A952175B6.png" manifest:media-type="image/png"/>
  <manifest:file-entry manifest:full-path="Pictures/10000201000010E700000982A716BAE7D3730461.png" manifest:media-type="image/png"/>
  <manifest:file-entry manifest:full-path="Pictures/100002010000047000000316BE7BA2208700EB40.png" manifest:media-type="image/png"/>
  <manifest:file-entry manifest:full-path="Pictures/10000201000005040000013A238D5DA0822AD77E.png" manifest:media-type="image/png"/>
  <manifest:file-entry manifest:full-path="Pictures/1000020100000120000001805E95743C1452CE9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" svg:font-family="+mn-cs"/>
    <style:font-face style:name="+mn-ea1" svg:font-family="+mn-ea"/>
    <style:font-face style:name="+mn-lt1" svg:font-family="+mn-lt"/>
    <style:font-face style:name="Calibri" svg:font-family="Calibri"/>
    <style:font-face style:name="+mn-cs1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ontenu-title" style:list-style-name="L2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Contenu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Contenu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5fa4b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tenu" xml:id="id1" draw:id="id1">
        <draw:frame draw:name="Titre 2" presentation:style-name="pr1" draw:text-style-name="P1" draw:layer="layout" svg:width="21.219cm" svg:height="1.575cm" svg:x="1.27cm" svg:y="1.78cm" presentation:class="title" presentation:placeholder="true" presentation:user-transformed="true">
          <draw:text-box/>
        </draw:frame>
        <draw:frame draw:style-name="gr1" draw:text-style-name="P2" draw:layer="layout" svg:width="11.078cm" svg:height="7.704cm" svg:x="6.858cm" svg:y="0cm">
          <draw:image xlink:href="Pictures/100002010000047000000316BE7BA2208700EB40.png" xlink:type="simple" xlink:show="embed" xlink:actuate="onLoad" loext:mime-type="image/png">
            <text:p/>
          </draw:image>
        </draw:frame>
        <draw:frame draw:style-name="gr1" draw:text-style-name="P2" draw:layer="layout" svg:width="25.399cm" svg:height="6.21cm" svg:x="0cm" svg:y="7.874cm">
          <draw:image xlink:href="Pictures/10000201000005040000013A238D5DA0822AD77E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2" draw:layer="layout" svg:width="16.932cm" svg:height="9.524cm" svg:x="1.058cm" svg:y="1.905cm" draw:page-number="1" presentation:class="page"/>
          <draw:frame draw:name="Espace réservé des commentaires 2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1">PAGE DE CONTENU 1 / Possibilité d'insérer du texte, des images, de la vidéo, des graphiques …</text:span></text:p>
            </draw:text-box>
          </draw:frame>
          <draw:frame draw:name="Espace réservé du numéro de diapositive 3" presentation:style-name="pr3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2" draw:style-name="dp1" draw:master-page-name="Contenu" xml:id="id2" draw:id="id2">
        <draw:frame draw:style-name="gr1" draw:text-style-name="P2" draw:layer="layout" svg:width="25.399cm" svg:height="6.364cm" svg:x="0.001cm" svg:y="-0.014cm">
          <draw:image xlink:href="Pictures/100002010000050D00000144269C6797BD01E6B3.png" xlink:type="simple" xlink:show="embed" xlink:actuate="onLoad" loext:mime-type="image/png">
            <text:p/>
          </draw:image>
        </draw:frame>
        <draw:frame draw:style-name="gr1" draw:text-style-name="P2" draw:layer="layout" svg:width="5.08cm" svg:height="6.773cm" svg:x="3.692cm" svg:y="7.197cm">
          <draw:image xlink:href="Pictures/1000020100000120000001805E95743C1452CE9D.png" xlink:type="simple" xlink:show="embed" xlink:actuate="onLoad" loext:mime-type="image/png">
            <text:p/>
          </draw:image>
        </draw:frame>
        <draw:frame draw:style-name="gr1" draw:text-style-name="P2" draw:layer="layout" svg:width="10.278cm" svg:height="6.343cm" svg:x="11.82cm" svg:y="6.95cm">
          <draw:image xlink:href="Pictures/10000201000002BC000001B010C52D5B70B3C826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_0" draw:style-name="gr2" draw:layer="layout" svg:width="16.932cm" svg:height="9.524cm" svg:x="1.058cm" svg:y="1.905cm" draw:page-number="2" presentation:class="page"/>
          <draw:frame draw:name="Espace réservé des commentaires 2_0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1">PAGE DE CONTENU 1 / Possibilité d'insérer du texte, des images, de la vidéo, des graphiques …</text:span></text:p>
            </draw:text-box>
          </draw:frame>
          <draw:frame draw:name="Espace réservé du numéro de diapositive 3_0" presentation:style-name="pr3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" svg:font-family="+mn-cs"/>
    <style:font-face style:name="+mn-ea1" svg:font-family="+mn-ea"/>
    <style:font-face style:name="+mn-lt1" svg:font-family="+mn-lt"/>
    <style:font-face style:name="Calibri" svg:font-family="Calibri"/>
    <style:font-face style:name="+mn-cs1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 style:shrink-to-fit="true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avec_20_photo-background" style:display-name="Titre avec photo-background" style:family="presentation">
      <style:graphic-properties draw:stroke="none" draw:fill="solid" draw:fill-color="#ffffff"/>
      <style:text-properties style:letter-kerning="true"/>
    </style:style>
    <style:style style:name="Titre_20_avec_20_photo-backgroundobjects" style:display-name="Titre avec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avec_20_photo-notes" style:display-name="Titre avec 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avec_20_photo-outline1" style:display-name="Titre avec photo-outline1" style:family="presentation">
      <style:graphic-properties draw:stroke="none" draw:fill="none" draw:auto-grow-height="false" draw:fit-to-size="shrink-to-fit" style:shrink-to-fit="true">
        <text:list-style style:name="Titre_20_avec_20_photo-outline1" style:display-name="Titre avec 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avec_20_photo-outline2" style:display-name="Titre avec photo-outline2" style:family="presentation" style:parent-style-name="Titre_20_avec_20_phot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re_20_avec_20_photo-outline3" style:display-name="Titre avec photo-outline3" style:family="presentation" style:parent-style-name="Titre_20_avec_20_phot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avec_20_photo-outline4" style:display-name="Titre avec photo-outline4" style:family="presentation" style:parent-style-name="Titre_20_avec_20_phot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avec_20_photo-outline5" style:display-name="Titre avec photo-outline5" style:family="presentation" style:parent-style-name="Titre_20_avec_20_photo-outline4">
      <style:paragraph-properties fo:margin-top="0.1cm" fo:margin-bottom="0cm"/>
      <style:text-properties fo:font-size="20pt" style:font-size-asian="20pt" style:font-size-complex="20pt"/>
    </style:style>
    <style:style style:name="Titre_20_avec_20_photo-outline6" style:display-name="Titre avec photo-outline6" style:family="presentation" style:parent-style-name="Titre_20_avec_20_photo-outline5">
      <style:paragraph-properties fo:margin-top="0.1cm" fo:margin-bottom="0cm"/>
      <style:text-properties fo:font-size="20pt" style:font-size-asian="20pt" style:font-size-complex="20pt"/>
    </style:style>
    <style:style style:name="Titre_20_avec_20_photo-outline7" style:display-name="Titre avec photo-outline7" style:family="presentation" style:parent-style-name="Titre_20_avec_20_photo-outline6">
      <style:paragraph-properties fo:margin-top="0.1cm" fo:margin-bottom="0cm"/>
      <style:text-properties fo:font-size="20pt" style:font-size-asian="20pt" style:font-size-complex="20pt"/>
    </style:style>
    <style:style style:name="Titre_20_avec_20_photo-outline8" style:display-name="Titre avec photo-outline8" style:family="presentation" style:parent-style-name="Titre_20_avec_20_photo-outline7">
      <style:paragraph-properties fo:margin-top="0.1cm" fo:margin-bottom="0cm"/>
      <style:text-properties fo:font-size="20pt" style:font-size-asian="20pt" style:font-size-complex="20pt"/>
    </style:style>
    <style:style style:name="Titre_20_avec_20_photo-outline9" style:display-name="Titre avec photo-outline9" style:family="presentation" style:parent-style-name="Titre_20_avec_20_photo-outline8">
      <style:paragraph-properties fo:margin-top="0.1cm" fo:margin-bottom="0cm"/>
      <style:text-properties fo:font-size="20pt" style:font-size-asian="20pt" style:font-size-complex="20pt"/>
    </style:style>
    <style:style style:name="Titre_20_avec_20_photo-subtitle" style:display-name="Titre avec photo-subtitle" style:family="presentation">
      <style:graphic-properties draw:stroke="none" draw:fill="none" draw:textarea-vertical-align="middle">
        <text:list-style style:name="Titre_20_avec_20_photo-subtitle" style:display-name="Titre avec 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avec_20_photo-title" style:display-name="Titre avec photo-title" style:family="presentation">
      <style:graphic-properties draw:stroke="none" draw:fill="none" draw:textarea-vertical-align="middle">
        <text:list-style style:name="Titre_20_avec_20_photo-title" style:display-name="Titre avec 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0_ULiege_20_FR_20_1-background" style:display-name="Presentation ULiege FR 1-background" style:family="presentation">
      <style:graphic-properties draw:stroke="none" draw:fill="solid" draw:fill-color="#ffffff"/>
      <style:text-properties style:letter-kerning="true"/>
    </style:style>
    <style:style style:name="Presentation_20_ULiege_20_FR_20_1-backgroundobjects" style:display-name="Presentation ULiege FR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0_ULiege_20_FR_20_1-notes" style:display-name="Presentation ULiege FR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0_ULiege_20_FR_20_1-outline1" style:display-name="Presentation ULiege FR 1-outline1" style:family="presentation">
      <style:graphic-properties draw:stroke="none" draw:fill="none" draw:auto-grow-height="false" draw:fit-to-size="shrink-to-fit" style:shrink-to-fit="true">
        <text:list-style style:name="Presentation_20_ULiege_20_FR_20_1-outline1" style:display-name="Presentation ULiege FR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0_ULiege_20_FR_20_1-outline2" style:display-name="Presentation ULiege FR 1-outline2" style:family="presentation" style:parent-style-name="Presentation_20_ULiege_20_FR_20_1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sentation_20_ULiege_20_FR_20_1-outline3" style:display-name="Presentation ULiege FR 1-outline3" style:family="presentation" style:parent-style-name="Presentation_20_ULiege_20_FR_20_1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entation_20_ULiege_20_FR_20_1-outline4" style:display-name="Presentation ULiege FR 1-outline4" style:family="presentation" style:parent-style-name="Presentation_20_ULiege_20_FR_20_1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entation_20_ULiege_20_FR_20_1-outline5" style:display-name="Presentation ULiege FR 1-outline5" style:family="presentation" style:parent-style-name="Presentation_20_ULiege_20_FR_20_1-outline4">
      <style:paragraph-properties fo:margin-top="0.1cm" fo:margin-bottom="0cm"/>
      <style:text-properties fo:font-size="20pt" style:font-size-asian="20pt" style:font-size-complex="20pt"/>
    </style:style>
    <style:style style:name="Presentation_20_ULiege_20_FR_20_1-outline6" style:display-name="Presentation ULiege FR 1-outline6" style:family="presentation" style:parent-style-name="Presentation_20_ULiege_20_FR_20_1-outline5">
      <style:paragraph-properties fo:margin-top="0.1cm" fo:margin-bottom="0cm"/>
      <style:text-properties fo:font-size="20pt" style:font-size-asian="20pt" style:font-size-complex="20pt"/>
    </style:style>
    <style:style style:name="Presentation_20_ULiege_20_FR_20_1-outline7" style:display-name="Presentation ULiege FR 1-outline7" style:family="presentation" style:parent-style-name="Presentation_20_ULiege_20_FR_20_1-outline6">
      <style:paragraph-properties fo:margin-top="0.1cm" fo:margin-bottom="0cm"/>
      <style:text-properties fo:font-size="20pt" style:font-size-asian="20pt" style:font-size-complex="20pt"/>
    </style:style>
    <style:style style:name="Presentation_20_ULiege_20_FR_20_1-outline8" style:display-name="Presentation ULiege FR 1-outline8" style:family="presentation" style:parent-style-name="Presentation_20_ULiege_20_FR_20_1-outline7">
      <style:paragraph-properties fo:margin-top="0.1cm" fo:margin-bottom="0cm"/>
      <style:text-properties fo:font-size="20pt" style:font-size-asian="20pt" style:font-size-complex="20pt"/>
    </style:style>
    <style:style style:name="Presentation_20_ULiege_20_FR_20_1-outline9" style:display-name="Presentation ULiege FR 1-outline9" style:family="presentation" style:parent-style-name="Presentation_20_ULiege_20_FR_20_1-outline8">
      <style:paragraph-properties fo:margin-top="0.1cm" fo:margin-bottom="0cm"/>
      <style:text-properties fo:font-size="20pt" style:font-size-asian="20pt" style:font-size-complex="20pt"/>
    </style:style>
    <style:style style:name="Presentation_20_ULiege_20_FR_20_1-subtitle" style:display-name="Presentation ULiege FR 1-subtitle" style:family="presentation">
      <style:graphic-properties draw:stroke="none" draw:fill="none" draw:textarea-vertical-align="middle">
        <text:list-style style:name="Presentation_20_ULiege_20_FR_20_1-subtitle" style:display-name="Presentation ULiege FR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ULiege_20_FR_20_1-title" style:display-name="Presentation ULiege FR 1-title" style:family="presentation">
      <style:graphic-properties draw:stroke="none" draw:fill="none" draw:textarea-vertical-align="middle">
        <text:list-style style:name="Presentation_20_ULiege_20_FR_20_1-title" style:display-name="Presentation ULiege FR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0_ULiege_20_FR_20_2-background" style:display-name="Presentation ULiege FR 2-background" style:family="presentation">
      <style:graphic-properties draw:stroke="none" draw:fill="solid" draw:fill-color="#ffffff"/>
      <style:text-properties style:letter-kerning="true"/>
    </style:style>
    <style:style style:name="Presentation_20_ULiege_20_FR_20_2-backgroundobjects" style:display-name="Presentation ULiege FR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0_ULiege_20_FR_20_2-notes" style:display-name="Presentation ULiege FR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0_ULiege_20_FR_20_2-outline1" style:display-name="Presentation ULiege FR 2-outline1" style:family="presentation">
      <style:graphic-properties draw:stroke="none" draw:fill="none" draw:auto-grow-height="false" draw:fit-to-size="shrink-to-fit" style:shrink-to-fit="true">
        <text:list-style style:name="Presentation_20_ULiege_20_FR_20_2-outline1" style:display-name="Presentation ULiege FR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0_ULiege_20_FR_20_2-outline2" style:display-name="Presentation ULiege FR 2-outline2" style:family="presentation" style:parent-style-name="Presentation_20_ULiege_20_FR_20_2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sentation_20_ULiege_20_FR_20_2-outline3" style:display-name="Presentation ULiege FR 2-outline3" style:family="presentation" style:parent-style-name="Presentation_20_ULiege_20_FR_20_2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entation_20_ULiege_20_FR_20_2-outline4" style:display-name="Presentation ULiege FR 2-outline4" style:family="presentation" style:parent-style-name="Presentation_20_ULiege_20_FR_20_2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entation_20_ULiege_20_FR_20_2-outline5" style:display-name="Presentation ULiege FR 2-outline5" style:family="presentation" style:parent-style-name="Presentation_20_ULiege_20_FR_20_2-outline4">
      <style:paragraph-properties fo:margin-top="0.1cm" fo:margin-bottom="0cm"/>
      <style:text-properties fo:font-size="20pt" style:font-size-asian="20pt" style:font-size-complex="20pt"/>
    </style:style>
    <style:style style:name="Presentation_20_ULiege_20_FR_20_2-outline6" style:display-name="Presentation ULiege FR 2-outline6" style:family="presentation" style:parent-style-name="Presentation_20_ULiege_20_FR_20_2-outline5">
      <style:paragraph-properties fo:margin-top="0.1cm" fo:margin-bottom="0cm"/>
      <style:text-properties fo:font-size="20pt" style:font-size-asian="20pt" style:font-size-complex="20pt"/>
    </style:style>
    <style:style style:name="Presentation_20_ULiege_20_FR_20_2-outline7" style:display-name="Presentation ULiege FR 2-outline7" style:family="presentation" style:parent-style-name="Presentation_20_ULiege_20_FR_20_2-outline6">
      <style:paragraph-properties fo:margin-top="0.1cm" fo:margin-bottom="0cm"/>
      <style:text-properties fo:font-size="20pt" style:font-size-asian="20pt" style:font-size-complex="20pt"/>
    </style:style>
    <style:style style:name="Presentation_20_ULiege_20_FR_20_2-outline8" style:display-name="Presentation ULiege FR 2-outline8" style:family="presentation" style:parent-style-name="Presentation_20_ULiege_20_FR_20_2-outline7">
      <style:paragraph-properties fo:margin-top="0.1cm" fo:margin-bottom="0cm"/>
      <style:text-properties fo:font-size="20pt" style:font-size-asian="20pt" style:font-size-complex="20pt"/>
    </style:style>
    <style:style style:name="Presentation_20_ULiege_20_FR_20_2-outline9" style:display-name="Presentation ULiege FR 2-outline9" style:family="presentation" style:parent-style-name="Presentation_20_ULiege_20_FR_20_2-outline8">
      <style:paragraph-properties fo:margin-top="0.1cm" fo:margin-bottom="0cm"/>
      <style:text-properties fo:font-size="20pt" style:font-size-asian="20pt" style:font-size-complex="20pt"/>
    </style:style>
    <style:style style:name="Presentation_20_ULiege_20_FR_20_2-subtitle" style:display-name="Presentation ULiege FR 2-subtitle" style:family="presentation">
      <style:graphic-properties draw:stroke="none" draw:fill="none" draw:textarea-vertical-align="middle">
        <text:list-style style:name="Presentation_20_ULiege_20_FR_20_2-subtitle" style:display-name="Presentation ULiege FR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ULiege_20_FR_20_2-title" style:display-name="Presentation ULiege FR 2-title" style:family="presentation">
      <style:graphic-properties draw:stroke="none" draw:fill="none" draw:textarea-vertical-align="middle">
        <text:list-style style:name="Presentation_20_ULiege_20_FR_20_2-title" style:display-name="Presentation ULiege FR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0_ULiege_20_FR_20_3-background" style:display-name="Presentation ULiege FR 3-background" style:family="presentation">
      <style:graphic-properties draw:stroke="none" draw:fill="solid" draw:fill-color="#ffffff"/>
      <style:text-properties style:letter-kerning="true"/>
    </style:style>
    <style:style style:name="Presentation_20_ULiege_20_FR_20_3-backgroundobjects" style:display-name="Presentation ULiege FR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0_ULiege_20_FR_20_3-notes" style:display-name="Presentation ULiege FR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0_ULiege_20_FR_20_3-outline1" style:display-name="Presentation ULiege FR 3-outline1" style:family="presentation">
      <style:graphic-properties draw:stroke="none" draw:fill="none" draw:auto-grow-height="false" draw:fit-to-size="shrink-to-fit" style:shrink-to-fit="true">
        <text:list-style style:name="Presentation_20_ULiege_20_FR_20_3-outline1" style:display-name="Presentation ULiege FR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0_ULiege_20_FR_20_3-outline2" style:display-name="Presentation ULiege FR 3-outline2" style:family="presentation" style:parent-style-name="Presentation_20_ULiege_20_FR_20_3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sentation_20_ULiege_20_FR_20_3-outline3" style:display-name="Presentation ULiege FR 3-outline3" style:family="presentation" style:parent-style-name="Presentation_20_ULiege_20_FR_20_3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entation_20_ULiege_20_FR_20_3-outline4" style:display-name="Presentation ULiege FR 3-outline4" style:family="presentation" style:parent-style-name="Presentation_20_ULiege_20_FR_20_3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entation_20_ULiege_20_FR_20_3-outline5" style:display-name="Presentation ULiege FR 3-outline5" style:family="presentation" style:parent-style-name="Presentation_20_ULiege_20_FR_20_3-outline4">
      <style:paragraph-properties fo:margin-top="0.1cm" fo:margin-bottom="0cm"/>
      <style:text-properties fo:font-size="20pt" style:font-size-asian="20pt" style:font-size-complex="20pt"/>
    </style:style>
    <style:style style:name="Presentation_20_ULiege_20_FR_20_3-outline6" style:display-name="Presentation ULiege FR 3-outline6" style:family="presentation" style:parent-style-name="Presentation_20_ULiege_20_FR_20_3-outline5">
      <style:paragraph-properties fo:margin-top="0.1cm" fo:margin-bottom="0cm"/>
      <style:text-properties fo:font-size="20pt" style:font-size-asian="20pt" style:font-size-complex="20pt"/>
    </style:style>
    <style:style style:name="Presentation_20_ULiege_20_FR_20_3-outline7" style:display-name="Presentation ULiege FR 3-outline7" style:family="presentation" style:parent-style-name="Presentation_20_ULiege_20_FR_20_3-outline6">
      <style:paragraph-properties fo:margin-top="0.1cm" fo:margin-bottom="0cm"/>
      <style:text-properties fo:font-size="20pt" style:font-size-asian="20pt" style:font-size-complex="20pt"/>
    </style:style>
    <style:style style:name="Presentation_20_ULiege_20_FR_20_3-outline8" style:display-name="Presentation ULiege FR 3-outline8" style:family="presentation" style:parent-style-name="Presentation_20_ULiege_20_FR_20_3-outline7">
      <style:paragraph-properties fo:margin-top="0.1cm" fo:margin-bottom="0cm"/>
      <style:text-properties fo:font-size="20pt" style:font-size-asian="20pt" style:font-size-complex="20pt"/>
    </style:style>
    <style:style style:name="Presentation_20_ULiege_20_FR_20_3-outline9" style:display-name="Presentation ULiege FR 3-outline9" style:family="presentation" style:parent-style-name="Presentation_20_ULiege_20_FR_20_3-outline8">
      <style:paragraph-properties fo:margin-top="0.1cm" fo:margin-bottom="0cm"/>
      <style:text-properties fo:font-size="20pt" style:font-size-asian="20pt" style:font-size-complex="20pt"/>
    </style:style>
    <style:style style:name="Presentation_20_ULiege_20_FR_20_3-subtitle" style:display-name="Presentation ULiege FR 3-subtitle" style:family="presentation">
      <style:graphic-properties draw:stroke="none" draw:fill="none" draw:textarea-vertical-align="middle">
        <text:list-style style:name="Presentation_20_ULiege_20_FR_20_3-subtitle" style:display-name="Presentation ULiege FR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ULiege_20_FR_20_3-title" style:display-name="Presentation ULiege FR 3-title" style:family="presentation">
      <style:graphic-properties draw:stroke="none" draw:fill="none" draw:textarea-vertical-align="middle">
        <text:list-style style:name="Presentation_20_ULiege_20_FR_20_3-title" style:display-name="Presentation ULiege FR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0_ULiege_20_EN_20_1-background" style:display-name="Presentation ULiege EN 1-background" style:family="presentation">
      <style:graphic-properties draw:stroke="none" draw:fill="solid" draw:fill-color="#ffffff"/>
      <style:text-properties style:letter-kerning="true"/>
    </style:style>
    <style:style style:name="Presentation_20_ULiege_20_EN_20_1-backgroundobjects" style:display-name="Presentation ULiege EN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0_ULiege_20_EN_20_1-notes" style:display-name="Presentation ULiege EN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0_ULiege_20_EN_20_1-outline1" style:display-name="Presentation ULiege EN 1-outline1" style:family="presentation">
      <style:graphic-properties draw:stroke="none" draw:fill="none" draw:auto-grow-height="false" draw:fit-to-size="shrink-to-fit" style:shrink-to-fit="true">
        <text:list-style style:name="Presentation_20_ULiege_20_EN_20_1-outline1" style:display-name="Presentation ULiege EN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0_ULiege_20_EN_20_1-outline2" style:display-name="Presentation ULiege EN 1-outline2" style:family="presentation" style:parent-style-name="Presentation_20_ULiege_20_EN_20_1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sentation_20_ULiege_20_EN_20_1-outline3" style:display-name="Presentation ULiege EN 1-outline3" style:family="presentation" style:parent-style-name="Presentation_20_ULiege_20_EN_20_1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entation_20_ULiege_20_EN_20_1-outline4" style:display-name="Presentation ULiege EN 1-outline4" style:family="presentation" style:parent-style-name="Presentation_20_ULiege_20_EN_20_1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entation_20_ULiege_20_EN_20_1-outline5" style:display-name="Presentation ULiege EN 1-outline5" style:family="presentation" style:parent-style-name="Presentation_20_ULiege_20_EN_20_1-outline4">
      <style:paragraph-properties fo:margin-top="0.1cm" fo:margin-bottom="0cm"/>
      <style:text-properties fo:font-size="20pt" style:font-size-asian="20pt" style:font-size-complex="20pt"/>
    </style:style>
    <style:style style:name="Presentation_20_ULiege_20_EN_20_1-outline6" style:display-name="Presentation ULiege EN 1-outline6" style:family="presentation" style:parent-style-name="Presentation_20_ULiege_20_EN_20_1-outline5">
      <style:paragraph-properties fo:margin-top="0.1cm" fo:margin-bottom="0cm"/>
      <style:text-properties fo:font-size="20pt" style:font-size-asian="20pt" style:font-size-complex="20pt"/>
    </style:style>
    <style:style style:name="Presentation_20_ULiege_20_EN_20_1-outline7" style:display-name="Presentation ULiege EN 1-outline7" style:family="presentation" style:parent-style-name="Presentation_20_ULiege_20_EN_20_1-outline6">
      <style:paragraph-properties fo:margin-top="0.1cm" fo:margin-bottom="0cm"/>
      <style:text-properties fo:font-size="20pt" style:font-size-asian="20pt" style:font-size-complex="20pt"/>
    </style:style>
    <style:style style:name="Presentation_20_ULiege_20_EN_20_1-outline8" style:display-name="Presentation ULiege EN 1-outline8" style:family="presentation" style:parent-style-name="Presentation_20_ULiege_20_EN_20_1-outline7">
      <style:paragraph-properties fo:margin-top="0.1cm" fo:margin-bottom="0cm"/>
      <style:text-properties fo:font-size="20pt" style:font-size-asian="20pt" style:font-size-complex="20pt"/>
    </style:style>
    <style:style style:name="Presentation_20_ULiege_20_EN_20_1-outline9" style:display-name="Presentation ULiege EN 1-outline9" style:family="presentation" style:parent-style-name="Presentation_20_ULiege_20_EN_20_1-outline8">
      <style:paragraph-properties fo:margin-top="0.1cm" fo:margin-bottom="0cm"/>
      <style:text-properties fo:font-size="20pt" style:font-size-asian="20pt" style:font-size-complex="20pt"/>
    </style:style>
    <style:style style:name="Presentation_20_ULiege_20_EN_20_1-subtitle" style:display-name="Presentation ULiege EN 1-subtitle" style:family="presentation">
      <style:graphic-properties draw:stroke="none" draw:fill="none" draw:textarea-vertical-align="middle">
        <text:list-style style:name="Presentation_20_ULiege_20_EN_20_1-subtitle" style:display-name="Presentation ULiege EN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ULiege_20_EN_20_1-title" style:display-name="Presentation ULiege EN 1-title" style:family="presentation">
      <style:graphic-properties draw:stroke="none" draw:fill="none" draw:textarea-vertical-align="middle">
        <text:list-style style:name="Presentation_20_ULiege_20_EN_20_1-title" style:display-name="Presentation ULiege EN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0_ULiege_20_EN_20_2-background" style:display-name="Presentation ULiege EN 2-background" style:family="presentation">
      <style:graphic-properties draw:stroke="none" draw:fill="solid" draw:fill-color="#ffffff"/>
      <style:text-properties style:letter-kerning="true"/>
    </style:style>
    <style:style style:name="Presentation_20_ULiege_20_EN_20_2-backgroundobjects" style:display-name="Presentation ULiege EN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0_ULiege_20_EN_20_2-notes" style:display-name="Presentation ULiege EN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0_ULiege_20_EN_20_2-outline1" style:display-name="Presentation ULiege EN 2-outline1" style:family="presentation">
      <style:graphic-properties draw:stroke="none" draw:fill="none" draw:auto-grow-height="false" draw:fit-to-size="shrink-to-fit" style:shrink-to-fit="true">
        <text:list-style style:name="Presentation_20_ULiege_20_EN_20_2-outline1" style:display-name="Presentation ULiege E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0_ULiege_20_EN_20_2-outline2" style:display-name="Presentation ULiege EN 2-outline2" style:family="presentation" style:parent-style-name="Presentation_20_ULiege_20_EN_20_2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sentation_20_ULiege_20_EN_20_2-outline3" style:display-name="Presentation ULiege EN 2-outline3" style:family="presentation" style:parent-style-name="Presentation_20_ULiege_20_EN_20_2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entation_20_ULiege_20_EN_20_2-outline4" style:display-name="Presentation ULiege EN 2-outline4" style:family="presentation" style:parent-style-name="Presentation_20_ULiege_20_EN_20_2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entation_20_ULiege_20_EN_20_2-outline5" style:display-name="Presentation ULiege EN 2-outline5" style:family="presentation" style:parent-style-name="Presentation_20_ULiege_20_EN_20_2-outline4">
      <style:paragraph-properties fo:margin-top="0.1cm" fo:margin-bottom="0cm"/>
      <style:text-properties fo:font-size="20pt" style:font-size-asian="20pt" style:font-size-complex="20pt"/>
    </style:style>
    <style:style style:name="Presentation_20_ULiege_20_EN_20_2-outline6" style:display-name="Presentation ULiege EN 2-outline6" style:family="presentation" style:parent-style-name="Presentation_20_ULiege_20_EN_20_2-outline5">
      <style:paragraph-properties fo:margin-top="0.1cm" fo:margin-bottom="0cm"/>
      <style:text-properties fo:font-size="20pt" style:font-size-asian="20pt" style:font-size-complex="20pt"/>
    </style:style>
    <style:style style:name="Presentation_20_ULiege_20_EN_20_2-outline7" style:display-name="Presentation ULiege EN 2-outline7" style:family="presentation" style:parent-style-name="Presentation_20_ULiege_20_EN_20_2-outline6">
      <style:paragraph-properties fo:margin-top="0.1cm" fo:margin-bottom="0cm"/>
      <style:text-properties fo:font-size="20pt" style:font-size-asian="20pt" style:font-size-complex="20pt"/>
    </style:style>
    <style:style style:name="Presentation_20_ULiege_20_EN_20_2-outline8" style:display-name="Presentation ULiege EN 2-outline8" style:family="presentation" style:parent-style-name="Presentation_20_ULiege_20_EN_20_2-outline7">
      <style:paragraph-properties fo:margin-top="0.1cm" fo:margin-bottom="0cm"/>
      <style:text-properties fo:font-size="20pt" style:font-size-asian="20pt" style:font-size-complex="20pt"/>
    </style:style>
    <style:style style:name="Presentation_20_ULiege_20_EN_20_2-outline9" style:display-name="Presentation ULiege EN 2-outline9" style:family="presentation" style:parent-style-name="Presentation_20_ULiege_20_EN_20_2-outline8">
      <style:paragraph-properties fo:margin-top="0.1cm" fo:margin-bottom="0cm"/>
      <style:text-properties fo:font-size="20pt" style:font-size-asian="20pt" style:font-size-complex="20pt"/>
    </style:style>
    <style:style style:name="Presentation_20_ULiege_20_EN_20_2-subtitle" style:display-name="Presentation ULiege EN 2-subtitle" style:family="presentation">
      <style:graphic-properties draw:stroke="none" draw:fill="none" draw:textarea-vertical-align="middle">
        <text:list-style style:name="Presentation_20_ULiege_20_EN_20_2-subtitle" style:display-name="Presentation ULiege EN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ULiege_20_EN_20_2-title" style:display-name="Presentation ULiege EN 2-title" style:family="presentation">
      <style:graphic-properties draw:stroke="none" draw:fill="none" draw:textarea-vertical-align="middle">
        <text:list-style style:name="Presentation_20_ULiege_20_EN_20_2-title" style:display-name="Presentation ULiege EN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0_ULiege_20_EN_20_3-background" style:display-name="Presentation ULiege EN 3-background" style:family="presentation">
      <style:graphic-properties draw:stroke="none" draw:fill="solid" draw:fill-color="#ffffff"/>
      <style:text-properties style:letter-kerning="true"/>
    </style:style>
    <style:style style:name="Presentation_20_ULiege_20_EN_20_3-backgroundobjects" style:display-name="Presentation ULiege EN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0_ULiege_20_EN_20_3-notes" style:display-name="Presentation ULiege EN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0_ULiege_20_EN_20_3-outline1" style:display-name="Presentation ULiege EN 3-outline1" style:family="presentation">
      <style:graphic-properties draw:stroke="none" draw:fill="none" draw:auto-grow-height="false" draw:fit-to-size="shrink-to-fit" style:shrink-to-fit="true">
        <text:list-style style:name="Presentation_20_ULiege_20_EN_20_3-outline1" style:display-name="Presentation ULiege EN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0_ULiege_20_EN_20_3-outline2" style:display-name="Presentation ULiege EN 3-outline2" style:family="presentation" style:parent-style-name="Presentation_20_ULiege_20_EN_20_3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sentation_20_ULiege_20_EN_20_3-outline3" style:display-name="Presentation ULiege EN 3-outline3" style:family="presentation" style:parent-style-name="Presentation_20_ULiege_20_EN_20_3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entation_20_ULiege_20_EN_20_3-outline4" style:display-name="Presentation ULiege EN 3-outline4" style:family="presentation" style:parent-style-name="Presentation_20_ULiege_20_EN_20_3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entation_20_ULiege_20_EN_20_3-outline5" style:display-name="Presentation ULiege EN 3-outline5" style:family="presentation" style:parent-style-name="Presentation_20_ULiege_20_EN_20_3-outline4">
      <style:paragraph-properties fo:margin-top="0.1cm" fo:margin-bottom="0cm"/>
      <style:text-properties fo:font-size="20pt" style:font-size-asian="20pt" style:font-size-complex="20pt"/>
    </style:style>
    <style:style style:name="Presentation_20_ULiege_20_EN_20_3-outline6" style:display-name="Presentation ULiege EN 3-outline6" style:family="presentation" style:parent-style-name="Presentation_20_ULiege_20_EN_20_3-outline5">
      <style:paragraph-properties fo:margin-top="0.1cm" fo:margin-bottom="0cm"/>
      <style:text-properties fo:font-size="20pt" style:font-size-asian="20pt" style:font-size-complex="20pt"/>
    </style:style>
    <style:style style:name="Presentation_20_ULiege_20_EN_20_3-outline7" style:display-name="Presentation ULiege EN 3-outline7" style:family="presentation" style:parent-style-name="Presentation_20_ULiege_20_EN_20_3-outline6">
      <style:paragraph-properties fo:margin-top="0.1cm" fo:margin-bottom="0cm"/>
      <style:text-properties fo:font-size="20pt" style:font-size-asian="20pt" style:font-size-complex="20pt"/>
    </style:style>
    <style:style style:name="Presentation_20_ULiege_20_EN_20_3-outline8" style:display-name="Presentation ULiege EN 3-outline8" style:family="presentation" style:parent-style-name="Presentation_20_ULiege_20_EN_20_3-outline7">
      <style:paragraph-properties fo:margin-top="0.1cm" fo:margin-bottom="0cm"/>
      <style:text-properties fo:font-size="20pt" style:font-size-asian="20pt" style:font-size-complex="20pt"/>
    </style:style>
    <style:style style:name="Presentation_20_ULiege_20_EN_20_3-outline9" style:display-name="Presentation ULiege EN 3-outline9" style:family="presentation" style:parent-style-name="Presentation_20_ULiege_20_EN_20_3-outline8">
      <style:paragraph-properties fo:margin-top="0.1cm" fo:margin-bottom="0cm"/>
      <style:text-properties fo:font-size="20pt" style:font-size-asian="20pt" style:font-size-complex="20pt"/>
    </style:style>
    <style:style style:name="Presentation_20_ULiege_20_EN_20_3-subtitle" style:display-name="Presentation ULiege EN 3-subtitle" style:family="presentation">
      <style:graphic-properties draw:stroke="none" draw:fill="none" draw:textarea-vertical-align="middle">
        <text:list-style style:name="Presentation_20_ULiege_20_EN_20_3-subtitle" style:display-name="Presentation ULiege EN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ULiege_20_EN_20_3-title" style:display-name="Presentation ULiege EN 3-title" style:family="presentation">
      <style:graphic-properties draw:stroke="none" draw:fill="none" draw:textarea-vertical-align="middle">
        <text:list-style style:name="Presentation_20_ULiege_20_EN_20_3-title" style:display-name="Presentation ULiege EN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-background" style:family="presentation">
      <style:graphic-properties draw:stroke="none" draw:fill="solid" draw:fill-color="#ffffff"/>
      <style:text-properties style:letter-kerning="true"/>
    </style:style>
    <style:style style:name="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-outline1" style:family="presentation">
      <style:graphic-properties draw:stroke="none" draw:fill="none" draw:auto-grow-height="false" draw:fit-to-size="shrink-to-fit" style:shrink-to-fit="true">
        <text:list-style style:name="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-outline2" style:family="presentation" style:parent-style-name="Titr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re-outline3" style:family="presentation" style:parent-style-name="Titr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-outline4" style:family="presentation" style:parent-style-name="Titr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-outline5" style:family="presentation" style:parent-style-name="Titre-outline4">
      <style:paragraph-properties fo:margin-top="0.1cm" fo:margin-bottom="0cm"/>
      <style:text-properties fo:font-size="20pt" style:font-size-asian="20pt" style:font-size-complex="20pt"/>
    </style:style>
    <style:style style:name="Titre-outline6" style:family="presentation" style:parent-style-name="Titre-outline5">
      <style:paragraph-properties fo:margin-top="0.1cm" fo:margin-bottom="0cm"/>
      <style:text-properties fo:font-size="20pt" style:font-size-asian="20pt" style:font-size-complex="20pt"/>
    </style:style>
    <style:style style:name="Titre-outline7" style:family="presentation" style:parent-style-name="Titre-outline6">
      <style:paragraph-properties fo:margin-top="0.1cm" fo:margin-bottom="0cm"/>
      <style:text-properties fo:font-size="20pt" style:font-size-asian="20pt" style:font-size-complex="20pt"/>
    </style:style>
    <style:style style:name="Titre-outline8" style:family="presentation" style:parent-style-name="Titre-outline7">
      <style:paragraph-properties fo:margin-top="0.1cm" fo:margin-bottom="0cm"/>
      <style:text-properties fo:font-size="20pt" style:font-size-asian="20pt" style:font-size-complex="20pt"/>
    </style:style>
    <style:style style:name="Titre-outline9" style:family="presentation" style:parent-style-name="Titre-outline8">
      <style:paragraph-properties fo:margin-top="0.1cm" fo:margin-bottom="0cm"/>
      <style:text-properties fo:font-size="20pt" style:font-size-asian="20pt" style:font-size-complex="20pt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ection-background" style:family="presentation">
      <style:graphic-properties draw:stroke="none" draw:fill="solid" draw:fill-color="#ffffff"/>
      <style:text-properties style:letter-kerning="true"/>
    </style:style>
    <style:style style:name="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shrink-to-fit" style:shrink-to-fit="true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ection-outline2" style:family="presentation" style:parent-style-name="Sectio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ection-outline3" style:family="presentation" style:parent-style-name="Section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-outline4" style:family="presentation" style:parent-style-name="Section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-outline5" style:family="presentation" style:parent-style-name="Section-outline4">
      <style:paragraph-properties fo:margin-top="0.1cm" fo:margin-bottom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top="0.1cm" fo:margin-bottom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top="0.1cm" fo:margin-bottom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top="0.1cm" fo:margin-bottom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top="0.1cm" fo:margin-bottom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ous-section-background" style:family="presentation">
      <style:graphic-properties draw:stroke="none" draw:fill="solid" draw:fill-color="#ffffff"/>
      <style:text-properties style:letter-kerning="true"/>
    </style:style>
    <style:style style:name="Sous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us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us-section-outline1" style:family="presentation">
      <style:graphic-properties draw:stroke="none" draw:fill="none" draw:auto-grow-height="false" draw:fit-to-size="shrink-to-fit" style:shrink-to-fit="true">
        <text:list-style style:name="Sous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ous-section-outline2" style:family="presentation" style:parent-style-name="Sous-sectio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us-section-outline3" style:family="presentation" style:parent-style-name="Sous-section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us-section-outline4" style:family="presentation" style:parent-style-name="Sous-section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us-section-outline5" style:family="presentation" style:parent-style-name="Sous-section-outline4">
      <style:paragraph-properties fo:margin-top="0.1cm" fo:margin-bottom="0cm"/>
      <style:text-properties fo:font-size="20pt" style:font-size-asian="20pt" style:font-size-complex="20pt"/>
    </style:style>
    <style:style style:name="Sous-section-outline6" style:family="presentation" style:parent-style-name="Sous-section-outline5">
      <style:paragraph-properties fo:margin-top="0.1cm" fo:margin-bottom="0cm"/>
      <style:text-properties fo:font-size="20pt" style:font-size-asian="20pt" style:font-size-complex="20pt"/>
    </style:style>
    <style:style style:name="Sous-section-outline7" style:family="presentation" style:parent-style-name="Sous-section-outline6">
      <style:paragraph-properties fo:margin-top="0.1cm" fo:margin-bottom="0cm"/>
      <style:text-properties fo:font-size="20pt" style:font-size-asian="20pt" style:font-size-complex="20pt"/>
    </style:style>
    <style:style style:name="Sous-section-outline8" style:family="presentation" style:parent-style-name="Sous-section-outline7">
      <style:paragraph-properties fo:margin-top="0.1cm" fo:margin-bottom="0cm"/>
      <style:text-properties fo:font-size="20pt" style:font-size-asian="20pt" style:font-size-complex="20pt"/>
    </style:style>
    <style:style style:name="Sous-section-outline9" style:family="presentation" style:parent-style-name="Sous-section-outline8">
      <style:paragraph-properties fo:margin-top="0.1cm" fo:margin-bottom="0cm"/>
      <style:text-properties fo:font-size="20pt" style:font-size-asian="20pt" style:font-size-complex="20pt"/>
    </style:style>
    <style:style style:name="Sous-section-subtitle" style:family="presentation">
      <style:graphic-properties draw:stroke="none" draw:fill="none" draw:textarea-vertical-align="middle">
        <text:list-style style:name="Sous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us-section-title" style:family="presentation">
      <style:graphic-properties draw:stroke="none" draw:fill="none" draw:textarea-vertical-align="middle">
        <text:list-style style:name="Sous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ntenu-background" style:family="presentation">
      <style:graphic-properties draw:stroke="none" draw:fill="solid" draw:fill-color="#ffffff"/>
      <style:text-properties style:letter-kerning="true"/>
    </style:style>
    <style:style style:name="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-outline1" style:family="presentation">
      <style:graphic-properties draw:stroke="none" draw:fill="none" draw:auto-grow-height="false" draw:fit-to-size="shrink-to-fit" style:shrink-to-fit="true">
        <text:list-style style:name="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ntenu-outline2" style:family="presentation" style:parent-style-name="Contenu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u-outline3" style:family="presentation" style:parent-style-name="Contenu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-outline4" style:family="presentation" style:parent-style-name="Contenu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-outline5" style:family="presentation" style:parent-style-name="Contenu-outline4">
      <style:paragraph-properties fo:margin-top="0.1cm" fo:margin-bottom="0cm"/>
      <style:text-properties fo:font-size="20pt" style:font-size-asian="20pt" style:font-size-complex="20pt"/>
    </style:style>
    <style:style style:name="Contenu-outline6" style:family="presentation" style:parent-style-name="Contenu-outline5">
      <style:paragraph-properties fo:margin-top="0.1cm" fo:margin-bottom="0cm"/>
      <style:text-properties fo:font-size="20pt" style:font-size-asian="20pt" style:font-size-complex="20pt"/>
    </style:style>
    <style:style style:name="Contenu-outline7" style:family="presentation" style:parent-style-name="Contenu-outline6">
      <style:paragraph-properties fo:margin-top="0.1cm" fo:margin-bottom="0cm"/>
      <style:text-properties fo:font-size="20pt" style:font-size-asian="20pt" style:font-size-complex="20pt"/>
    </style:style>
    <style:style style:name="Contenu-outline8" style:family="presentation" style:parent-style-name="Contenu-outline7">
      <style:paragraph-properties fo:margin-top="0.1cm" fo:margin-bottom="0cm"/>
      <style:text-properties fo:font-size="20pt" style:font-size-asian="20pt" style:font-size-complex="20pt"/>
    </style:style>
    <style:style style:name="Contenu-outline9" style:family="presentation" style:parent-style-name="Contenu-outline8">
      <style:paragraph-properties fo:margin-top="0.1cm" fo:margin-bottom="0cm"/>
      <style:text-properties fo:font-size="20pt" style:font-size-asian="20pt" style:font-size-complex="20pt"/>
    </style:style>
    <style:style style:name="Contenu-subtitle" style:family="presentation">
      <style:graphic-properties draw:stroke="none" draw:fill="none" draw:textarea-vertical-align="middle">
        <text:list-style style:name="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-title" style:family="presentation">
      <style:graphic-properties draw:stroke="none" draw:fill="none" draw:textarea-vertical-align="middle">
        <text:list-style style:name="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ntenu_20_2_20_colonnes-background" style:display-name="Contenu 2 colonnes-background" style:family="presentation">
      <style:graphic-properties draw:stroke="none" draw:fill="solid" draw:fill-color="#ffffff"/>
      <style:text-properties style:letter-kerning="true"/>
    </style:style>
    <style:style style:name="Contenu_20_2_20_colonnes-backgroundobjects" style:display-name="Contenu 2 colon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_20_2_20_colonnes-notes" style:display-name="Contenu 2 colon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_20_2_20_colonnes-outline1" style:display-name="Contenu 2 colonnes-outline1" style:family="presentation">
      <style:graphic-properties draw:stroke="none" draw:fill="none" draw:auto-grow-height="false" draw:fit-to-size="shrink-to-fit" style:shrink-to-fit="true">
        <text:list-style style:name="Contenu_20_2_20_colonnes-outline1" style:display-name="Contenu 2 colon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ntenu_20_2_20_colonnes-outline2" style:display-name="Contenu 2 colonnes-outline2" style:family="presentation" style:parent-style-name="Contenu_20_2_20_colonnes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u_20_2_20_colonnes-outline3" style:display-name="Contenu 2 colonnes-outline3" style:family="presentation" style:parent-style-name="Contenu_20_2_20_colonnes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_20_2_20_colonnes-outline4" style:display-name="Contenu 2 colonnes-outline4" style:family="presentation" style:parent-style-name="Contenu_20_2_20_colonnes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_20_2_20_colonnes-outline5" style:display-name="Contenu 2 colonnes-outline5" style:family="presentation" style:parent-style-name="Contenu_20_2_20_colonnes-outline4">
      <style:paragraph-properties fo:margin-top="0.1cm" fo:margin-bottom="0cm"/>
      <style:text-properties fo:font-size="20pt" style:font-size-asian="20pt" style:font-size-complex="20pt"/>
    </style:style>
    <style:style style:name="Contenu_20_2_20_colonnes-outline6" style:display-name="Contenu 2 colonnes-outline6" style:family="presentation" style:parent-style-name="Contenu_20_2_20_colonnes-outline5">
      <style:paragraph-properties fo:margin-top="0.1cm" fo:margin-bottom="0cm"/>
      <style:text-properties fo:font-size="20pt" style:font-size-asian="20pt" style:font-size-complex="20pt"/>
    </style:style>
    <style:style style:name="Contenu_20_2_20_colonnes-outline7" style:display-name="Contenu 2 colonnes-outline7" style:family="presentation" style:parent-style-name="Contenu_20_2_20_colonnes-outline6">
      <style:paragraph-properties fo:margin-top="0.1cm" fo:margin-bottom="0cm"/>
      <style:text-properties fo:font-size="20pt" style:font-size-asian="20pt" style:font-size-complex="20pt"/>
    </style:style>
    <style:style style:name="Contenu_20_2_20_colonnes-outline8" style:display-name="Contenu 2 colonnes-outline8" style:family="presentation" style:parent-style-name="Contenu_20_2_20_colonnes-outline7">
      <style:paragraph-properties fo:margin-top="0.1cm" fo:margin-bottom="0cm"/>
      <style:text-properties fo:font-size="20pt" style:font-size-asian="20pt" style:font-size-complex="20pt"/>
    </style:style>
    <style:style style:name="Contenu_20_2_20_colonnes-outline9" style:display-name="Contenu 2 colonnes-outline9" style:family="presentation" style:parent-style-name="Contenu_20_2_20_colonnes-outline8">
      <style:paragraph-properties fo:margin-top="0.1cm" fo:margin-bottom="0cm"/>
      <style:text-properties fo:font-size="20pt" style:font-size-asian="20pt" style:font-size-complex="20pt"/>
    </style:style>
    <style:style style:name="Contenu_20_2_20_colonnes-subtitle" style:display-name="Contenu 2 colonnes-subtitle" style:family="presentation">
      <style:graphic-properties draw:stroke="none" draw:fill="none" draw:textarea-vertical-align="middle">
        <text:list-style style:name="Contenu_20_2_20_colonnes-subtitle" style:display-name="Contenu 2 colon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2_20_colonnes-title" style:display-name="Contenu 2 colonnes-title" style:family="presentation">
      <style:graphic-properties draw:stroke="none" draw:fill="none" draw:textarea-vertical-align="middle">
        <text:list-style style:name="Contenu_20_2_20_colonnes-title" style:display-name="Contenu 2 colon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Image_20_avec_20_légende-background" style:display-name="Image avec légende-background" style:family="presentation">
      <style:graphic-properties draw:stroke="none" draw:fill="solid" draw:fill-color="#ffffff"/>
      <style:text-properties style:letter-kerning="true"/>
    </style:style>
    <style:style style:name="Image_20_avec_20_légende-backgroundobjects" style:display-name="Image avec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avec_20_légende-notes" style:display-name="Image avec 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avec_20_légende-outline1" style:display-name="Image avec légende-outline1" style:family="presentation">
      <style:graphic-properties draw:stroke="none" draw:fill="none" draw:auto-grow-height="false" draw:fit-to-size="shrink-to-fit" style:shrink-to-fit="true">
        <text:list-style style:name="Image_20_avec_20_légende-outline1" style:display-name="Image avec 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Image_20_avec_20_légende-outline2" style:display-name="Image avec légende-outline2" style:family="presentation" style:parent-style-name="Image_20_avec_20_légen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Image_20_avec_20_légende-outline3" style:display-name="Image avec légende-outline3" style:family="presentation" style:parent-style-name="Image_20_avec_20_légen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age_20_avec_20_légende-outline4" style:display-name="Image avec légende-outline4" style:family="presentation" style:parent-style-name="Image_20_avec_20_légen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age_20_avec_20_légende-outline5" style:display-name="Image avec légende-outline5" style:family="presentation" style:parent-style-name="Image_20_avec_20_légende-outline4">
      <style:paragraph-properties fo:margin-top="0.1cm" fo:margin-bottom="0cm"/>
      <style:text-properties fo:font-size="20pt" style:font-size-asian="20pt" style:font-size-complex="20pt"/>
    </style:style>
    <style:style style:name="Image_20_avec_20_légende-outline6" style:display-name="Image avec légende-outline6" style:family="presentation" style:parent-style-name="Image_20_avec_20_légende-outline5">
      <style:paragraph-properties fo:margin-top="0.1cm" fo:margin-bottom="0cm"/>
      <style:text-properties fo:font-size="20pt" style:font-size-asian="20pt" style:font-size-complex="20pt"/>
    </style:style>
    <style:style style:name="Image_20_avec_20_légende-outline7" style:display-name="Image avec légende-outline7" style:family="presentation" style:parent-style-name="Image_20_avec_20_légende-outline6">
      <style:paragraph-properties fo:margin-top="0.1cm" fo:margin-bottom="0cm"/>
      <style:text-properties fo:font-size="20pt" style:font-size-asian="20pt" style:font-size-complex="20pt"/>
    </style:style>
    <style:style style:name="Image_20_avec_20_légende-outline8" style:display-name="Image avec légende-outline8" style:family="presentation" style:parent-style-name="Image_20_avec_20_légende-outline7">
      <style:paragraph-properties fo:margin-top="0.1cm" fo:margin-bottom="0cm"/>
      <style:text-properties fo:font-size="20pt" style:font-size-asian="20pt" style:font-size-complex="20pt"/>
    </style:style>
    <style:style style:name="Image_20_avec_20_légende-outline9" style:display-name="Image avec légende-outline9" style:family="presentation" style:parent-style-name="Image_20_avec_20_légende-outline8">
      <style:paragraph-properties fo:margin-top="0.1cm" fo:margin-bottom="0cm"/>
      <style:text-properties fo:font-size="20pt" style:font-size-asian="20pt" style:font-size-complex="20pt"/>
    </style:style>
    <style:style style:name="Image_20_avec_20_légende-subtitle" style:display-name="Image avec légende-subtitle" style:family="presentation">
      <style:graphic-properties draw:stroke="none" draw:fill="none" draw:textarea-vertical-align="middle">
        <text:list-style style:name="Image_20_avec_20_légende-subtitle" style:display-name="Image avec 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avec_20_légende-title" style:display-name="Image avec légende-title" style:family="presentation">
      <style:graphic-properties draw:stroke="none" draw:fill="none" draw:textarea-vertical-align="middle">
        <text:list-style style:name="Image_20_avec_20_légende-title" style:display-name="Image avec 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lôture_5f_1-background" style:display-name="clôture_1-background" style:family="presentation">
      <style:graphic-properties draw:stroke="none" draw:fill="solid" draw:fill-color="#ffffff"/>
      <style:text-properties style:letter-kerning="true"/>
    </style:style>
    <style:style style:name="clôture_5f_1-backgroundobjects" style:display-name="clôtur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ôture_5f_1-notes" style:display-name="clôtur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ôture_5f_1-outline1" style:display-name="clôture_1-outline1" style:family="presentation">
      <style:graphic-properties draw:stroke="none" draw:fill="none" draw:auto-grow-height="false" draw:fit-to-size="shrink-to-fit" style:shrink-to-fit="true">
        <text:list-style style:name="clôture_5f_1-outline1" style:display-name="clôtur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lôture_5f_1-outline2" style:display-name="clôture_1-outline2" style:family="presentation" style:parent-style-name="clôture_5f_1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lôture_5f_1-outline3" style:display-name="clôture_1-outline3" style:family="presentation" style:parent-style-name="clôture_5f_1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lôture_5f_1-outline4" style:display-name="clôture_1-outline4" style:family="presentation" style:parent-style-name="clôture_5f_1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lôture_5f_1-outline5" style:display-name="clôture_1-outline5" style:family="presentation" style:parent-style-name="clôture_5f_1-outline4">
      <style:paragraph-properties fo:margin-top="0.1cm" fo:margin-bottom="0cm"/>
      <style:text-properties fo:font-size="20pt" style:font-size-asian="20pt" style:font-size-complex="20pt"/>
    </style:style>
    <style:style style:name="clôture_5f_1-outline6" style:display-name="clôture_1-outline6" style:family="presentation" style:parent-style-name="clôture_5f_1-outline5">
      <style:paragraph-properties fo:margin-top="0.1cm" fo:margin-bottom="0cm"/>
      <style:text-properties fo:font-size="20pt" style:font-size-asian="20pt" style:font-size-complex="20pt"/>
    </style:style>
    <style:style style:name="clôture_5f_1-outline7" style:display-name="clôture_1-outline7" style:family="presentation" style:parent-style-name="clôture_5f_1-outline6">
      <style:paragraph-properties fo:margin-top="0.1cm" fo:margin-bottom="0cm"/>
      <style:text-properties fo:font-size="20pt" style:font-size-asian="20pt" style:font-size-complex="20pt"/>
    </style:style>
    <style:style style:name="clôture_5f_1-outline8" style:display-name="clôture_1-outline8" style:family="presentation" style:parent-style-name="clôture_5f_1-outline7">
      <style:paragraph-properties fo:margin-top="0.1cm" fo:margin-bottom="0cm"/>
      <style:text-properties fo:font-size="20pt" style:font-size-asian="20pt" style:font-size-complex="20pt"/>
    </style:style>
    <style:style style:name="clôture_5f_1-outline9" style:display-name="clôture_1-outline9" style:family="presentation" style:parent-style-name="clôture_5f_1-outline8">
      <style:paragraph-properties fo:margin-top="0.1cm" fo:margin-bottom="0cm"/>
      <style:text-properties fo:font-size="20pt" style:font-size-asian="20pt" style:font-size-complex="20pt"/>
    </style:style>
    <style:style style:name="clôture_5f_1-subtitle" style:display-name="clôture_1-subtitle" style:family="presentation">
      <style:graphic-properties draw:stroke="none" draw:fill="none" draw:textarea-vertical-align="middle">
        <text:list-style style:name="clôture_5f_1-subtitle" style:display-name="clôtur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ôture_5f_1-title" style:display-name="clôture_1-title" style:family="presentation">
      <style:graphic-properties draw:stroke="none" draw:fill="none" draw:textarea-vertical-align="middle">
        <text:list-style style:name="clôture_5f_1-title" style:display-name="clôtur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lôture_5f_2-background" style:display-name="clôture_2-background" style:family="presentation">
      <style:graphic-properties draw:stroke="none" draw:fill="solid" draw:fill-color="#ffffff"/>
      <style:text-properties style:letter-kerning="true"/>
    </style:style>
    <style:style style:name="clôture_5f_2-backgroundobjects" style:display-name="clôture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ôture_5f_2-notes" style:display-name="clôture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ôture_5f_2-outline1" style:display-name="clôture_2-outline1" style:family="presentation">
      <style:graphic-properties draw:stroke="none" draw:fill="none" draw:auto-grow-height="false" draw:fit-to-size="shrink-to-fit" style:shrink-to-fit="true">
        <text:list-style style:name="clôture_5f_2-outline1" style:display-name="clôture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lôture_5f_2-outline2" style:display-name="clôture_2-outline2" style:family="presentation" style:parent-style-name="clôture_5f_2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lôture_5f_2-outline3" style:display-name="clôture_2-outline3" style:family="presentation" style:parent-style-name="clôture_5f_2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lôture_5f_2-outline4" style:display-name="clôture_2-outline4" style:family="presentation" style:parent-style-name="clôture_5f_2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lôture_5f_2-outline5" style:display-name="clôture_2-outline5" style:family="presentation" style:parent-style-name="clôture_5f_2-outline4">
      <style:paragraph-properties fo:margin-top="0.1cm" fo:margin-bottom="0cm"/>
      <style:text-properties fo:font-size="20pt" style:font-size-asian="20pt" style:font-size-complex="20pt"/>
    </style:style>
    <style:style style:name="clôture_5f_2-outline6" style:display-name="clôture_2-outline6" style:family="presentation" style:parent-style-name="clôture_5f_2-outline5">
      <style:paragraph-properties fo:margin-top="0.1cm" fo:margin-bottom="0cm"/>
      <style:text-properties fo:font-size="20pt" style:font-size-asian="20pt" style:font-size-complex="20pt"/>
    </style:style>
    <style:style style:name="clôture_5f_2-outline7" style:display-name="clôture_2-outline7" style:family="presentation" style:parent-style-name="clôture_5f_2-outline6">
      <style:paragraph-properties fo:margin-top="0.1cm" fo:margin-bottom="0cm"/>
      <style:text-properties fo:font-size="20pt" style:font-size-asian="20pt" style:font-size-complex="20pt"/>
    </style:style>
    <style:style style:name="clôture_5f_2-outline8" style:display-name="clôture_2-outline8" style:family="presentation" style:parent-style-name="clôture_5f_2-outline7">
      <style:paragraph-properties fo:margin-top="0.1cm" fo:margin-bottom="0cm"/>
      <style:text-properties fo:font-size="20pt" style:font-size-asian="20pt" style:font-size-complex="20pt"/>
    </style:style>
    <style:style style:name="clôture_5f_2-outline9" style:display-name="clôture_2-outline9" style:family="presentation" style:parent-style-name="clôture_5f_2-outline8">
      <style:paragraph-properties fo:margin-top="0.1cm" fo:margin-bottom="0cm"/>
      <style:text-properties fo:font-size="20pt" style:font-size-asian="20pt" style:font-size-complex="20pt"/>
    </style:style>
    <style:style style:name="clôture_5f_2-subtitle" style:display-name="clôture_2-subtitle" style:family="presentation">
      <style:graphic-properties draw:stroke="none" draw:fill="none" draw:textarea-vertical-align="middle">
        <text:list-style style:name="clôture_5f_2-subtitle" style:display-name="clôture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ôture_5f_2-title" style:display-name="clôture_2-title" style:family="presentation">
      <style:graphic-properties draw:stroke="none" draw:fill="none" draw:textarea-vertical-align="middle">
        <text:list-style style:name="clôture_5f_2-title" style:display-name="clôture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Logo-background" style:family="presentation">
      <style:graphic-properties draw:stroke="none" draw:fill="solid" draw:fill-color="#ffffff"/>
      <style:text-properties style:letter-kerning="true"/>
    </style:style>
    <style:style style:name="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-outline1" style:family="presentation">
      <style:graphic-properties draw:stroke="none" draw:fill="none" draw:auto-grow-height="false" draw:fit-to-size="shrink-to-fit" style:shrink-to-fit="true">
        <text:list-style style:name="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Logo-outline2" style:family="presentation" style:parent-style-name="Log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Logo-outline3" style:family="presentation" style:parent-style-name="Log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ogo-outline4" style:family="presentation" style:parent-style-name="Log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ogo-outline5" style:family="presentation" style:parent-style-name="Logo-outline4">
      <style:paragraph-properties fo:margin-top="0.1cm" fo:margin-bottom="0cm"/>
      <style:text-properties fo:font-size="20pt" style:font-size-asian="20pt" style:font-size-complex="20pt"/>
    </style:style>
    <style:style style:name="Logo-outline6" style:family="presentation" style:parent-style-name="Logo-outline5">
      <style:paragraph-properties fo:margin-top="0.1cm" fo:margin-bottom="0cm"/>
      <style:text-properties fo:font-size="20pt" style:font-size-asian="20pt" style:font-size-complex="20pt"/>
    </style:style>
    <style:style style:name="Logo-outline7" style:family="presentation" style:parent-style-name="Logo-outline6">
      <style:paragraph-properties fo:margin-top="0.1cm" fo:margin-bottom="0cm"/>
      <style:text-properties fo:font-size="20pt" style:font-size-asian="20pt" style:font-size-complex="20pt"/>
    </style:style>
    <style:style style:name="Logo-outline8" style:family="presentation" style:parent-style-name="Logo-outline7">
      <style:paragraph-properties fo:margin-top="0.1cm" fo:margin-bottom="0cm"/>
      <style:text-properties fo:font-size="20pt" style:font-size-asian="20pt" style:font-size-complex="20pt"/>
    </style:style>
    <style:style style:name="Logo-outline9" style:family="presentation" style:parent-style-name="Logo-outline8">
      <style:paragraph-properties fo:margin-top="0.1cm" fo:margin-bottom="0cm"/>
      <style:text-properties fo:font-size="20pt" style:font-size-asian="20pt" style:font-size-complex="20pt"/>
    </style:style>
    <style:style style:name="Logo-subtitle" style:family="presentation">
      <style:graphic-properties draw:stroke="none" draw:fill="none" draw:textarea-vertical-align="middle">
        <text:list-style style:name="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-title" style:family="presentation">
      <style:graphic-properties draw:stroke="none" draw:fill="none" draw:textarea-vertical-align="middle">
        <text:list-style style:name="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707f" draw:opacity="76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no-wrap"/>
    </style:style>
    <style:style style:name="Mgr8" style:family="graphic" style:parent-style-name="standard">
      <style:graphic-properties draw:stroke="none" svg:stroke-width="0.026cm" draw:fill="solid" draw:fill-color="#00707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standard">
      <style:graphic-properties draw:stroke="none" svg:stroke-width="0.026cm" draw:fill="solid" draw:fill-color="#5fa4b0" draw:opacity="76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0" style:family="graphic" style:parent-style-name="standard">
      <style:graphic-properties draw:stroke="none" svg:stroke-width="0.026cm" draw:fill="solid" draw:fill-color="#00707f" draw:opacity="7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1" style:family="graphic" style:parent-style-name="standard">
      <style:graphic-properties draw:stroke="none" svg:stroke-width="0.026cm" draw:fill="solid" draw:fill-color="#5fa4b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2" style:family="graphic" style:parent-style-name="standard">
      <style:graphic-properties draw:stroke="none" svg:stroke-width="0.026cm" draw:fill="solid" draw:fill-color="#e6e6e6" draw:opacity="76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3" style:family="graphic" style:parent-style-name="standard">
      <style:graphic-properties draw:stroke="none" svg:stroke-width="0.026cm" draw:fill="solid" draw:fill-color="#e6e6e6" draw:opacity="53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V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re_20_avec_20_photo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re_20_avec_20_photo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re_20_avec_20_phot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re_20_avec_20_phot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Presentation_20_ULiege_20_FR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Presentation_20_ULiege_20_FR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Presentation_20_ULiege_20_FR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Presentation_20_ULiege_20_FR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" style:family="presentation" style:parent-style-name="Presentation_20_ULiege_20_FR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" style:family="presentation" style:parent-style-name="Presentation_20_ULiege_20_FR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4" style:family="presentation" style:parent-style-name="Presentation_20_ULiege_20_EN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Presentation_20_ULiege_20_EN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Presentation_20_ULiege_20_EN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Presentation_20_ULiege_20_EN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Presentation_20_ULiege_20_EN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Presentation_20_ULiege_20_EN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Titr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itre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r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3" style:family="presentation" style:parent-style-name="Titr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4" style:family="presentation" style:parent-style-name="Sec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Secti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Sectio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Sec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Sec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Sous-sec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Sous-secti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Sous-sectio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Sous-sec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Sous-sec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Contenu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Contenu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Contenu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8" style:family="presentation" style:parent-style-name="Contenu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9" style:family="presentation" style:parent-style-name="Contenu_20_2_20_colonne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Contenu_20_2_20_colonnes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Contenu_20_2_20_colonnes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Contenu_20_2_20_colonne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3" style:family="presentation" style:parent-style-name="Contenu_20_2_20_colonne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4" style:family="presentation" style:parent-style-name="Image_20_avec_20_légende-outline1">
      <style:graphic-properties draw:stroke="none" svg:stroke-width="0cm" draw:fill="none" draw:textarea-vertical-align="top" draw:auto-grow-height="false" draw:fit-to-size="shrink-to-fit" style:shrink-to-fit="true" fo:min-height="8.287cm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Image_20_avec_20_légen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Image_20_avec_20_légen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7" style:family="presentation" style:parent-style-name="Image_20_avec_20_légen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8" style:family="presentation" style:parent-style-name="clôture_5f_1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clôture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clôture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1" style:family="presentation" style:parent-style-name="clôture_5f_2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clôture_5f_2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clôture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4" style:family="presentation" style:parent-style-name="clôture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5" style:family="presentation" style:parent-style-name="Log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6" style:family="presentation" style:parent-style-name="Log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e6e6e6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707f" draw:opacity="76%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.16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loext:graphic-properties draw:fill="solid" draw:fill-color="#00707f"/>
      <style:paragraph-properties fo:text-align="start" style:font-independent-line-spacing="true"/>
      <style:text-properties fo:font-size="18pt"/>
    </style:style>
    <style:style style:name="MP18" style:family="paragraph">
      <loext:graphic-properties draw:fill="solid" draw:fill-color="#5fa4b0" draw:opacity="76%"/>
      <style:paragraph-properties fo:text-align="start" style:font-independent-line-spacing="true"/>
      <style:text-properties fo:font-size="18pt"/>
    </style:style>
    <style:style style:name="MP19" style:family="paragraph">
      <loext:graphic-properties draw:fill="solid" draw:fill-color="#00707f" draw:opacity="70%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solid" draw:fill-color="#5fa4b0"/>
      <style:paragraph-properties fo:text-align="start" style:font-independent-line-spacing="true"/>
      <style:text-properties fo:font-size="18pt"/>
    </style:style>
    <style:style style:name="MP23" style:family="paragraph">
      <loext:graphic-properties draw:fill="solid" draw:fill-color="#e6e6e6" draw:opacity="76%"/>
      <style:paragraph-properties fo:text-align="start" style:font-independent-line-spacing="true"/>
      <style:text-properties fo:font-size="18pt"/>
    </style:style>
    <style:style style:name="MP24" style:family="paragraph">
      <loext:graphic-properties draw:fill="solid" draw:fill-color="#e6e6e6" draw:opacity="53%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33" style:family="paragraph">
      <style:paragraph-properties fo:margin-left="0cm" fo:margin-right="0cm" fo:margin-top="0.09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4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5fa4b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5fa4b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font-variant="normal" fo:text-transform="none" fo:color="#8c8b82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5fa4b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5fa4b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▶">
        <style:list-level-properties text:space-before="0.001cm" text:min-label-width="0.952cm"/>
        <style:text-properties fo:font-family="'Lucida Grande'" fo:color="#00707f" fo:font-size="5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▶">
        <style:list-level-properties text:space-before="0.001cm" text:min-label-width="0.952cm"/>
        <style:text-properties fo:font-family="'Lucida Grande'" fo:color="#00707f" fo:font-size="55%"/>
      </text:list-level-style-bullet>
      <text:list-level-style-bullet text:level="2" text:bullet-char="‑">
        <style:list-level-properties text:space-before="1.271cm" text:min-label-width="0.793cm"/>
        <style:text-properties fo:font-family="Arial" fo:color="#00707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▶">
        <style:list-level-properties text:space-before="0.001cm" text:min-label-width="0.952cm"/>
        <style:text-properties fo:font-family="'Lucida Grande'" fo:color="#00707f" fo:font-size="55%"/>
      </text:list-level-style-bullet>
      <text:list-level-style-bullet text:level="2" text:bullet-char="‑">
        <style:list-level-properties text:space-before="1.271cm" text:min-label-width="0.793cm"/>
        <style:text-properties fo:font-family="Arial" fo:color="#00707f" fo:font-size="100%"/>
      </text:list-level-style-bullet>
      <text:list-level-style-bullet text:level="3" text:bullet-char="›">
        <style:list-level-properties text:space-before="2.541cm" text:min-label-width="0.634cm"/>
        <style:text-properties fo:font-family="'Lucida Grande'" fo:color="#00707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▶">
        <style:list-level-properties text:space-before="0.001cm" text:min-label-width="0.952cm"/>
        <style:text-properties fo:font-family="'Lucida Grande'" fo:color="#00707f" fo:font-size="55%"/>
      </text:list-level-style-bullet>
      <text:list-level-style-bullet text:level="2" text:bullet-char="‑">
        <style:list-level-properties text:space-before="1.271cm" text:min-label-width="0.793cm"/>
        <style:text-properties fo:font-family="Arial" fo:color="#00707f" fo:font-size="100%"/>
      </text:list-level-style-bullet>
      <text:list-level-style-bullet text:level="3" text:bullet-char="›">
        <style:list-level-properties text:space-before="2.541cm" text:min-label-width="0.634cm"/>
        <style:text-properties fo:font-family="'Lucida Grande'" fo:color="#00707f" fo:font-size="100%"/>
      </text:list-level-style-bullet>
      <text:list-level-style-bullet text:level="4" text:bullet-char="‑">
        <style:list-level-properties text:space-before="3.811cm" text:min-label-width="0.634cm"/>
        <style:text-properties fo:font-family="Arial" fo:color="#00707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▶">
        <style:list-level-properties text:space-before="0.001cm" text:min-label-width="0.952cm"/>
        <style:text-properties fo:font-family="'Lucida Grande'" fo:color="#00707f" fo:font-size="55%"/>
      </text:list-level-style-bullet>
      <text:list-level-style-bullet text:level="2" text:bullet-char="‑">
        <style:list-level-properties text:space-before="1.271cm" text:min-label-width="0.793cm"/>
        <style:text-properties fo:font-family="Arial" fo:color="#00707f" fo:font-size="100%"/>
      </text:list-level-style-bullet>
      <text:list-level-style-bullet text:level="3" text:bullet-char="›">
        <style:list-level-properties text:space-before="2.541cm" text:min-label-width="0.634cm"/>
        <style:text-properties fo:font-family="'Lucida Grande'" fo:color="#00707f" fo:font-size="100%"/>
      </text:list-level-style-bullet>
      <text:list-level-style-bullet text:level="4" text:bullet-char="‑">
        <style:list-level-properties text:space-before="3.811cm" text:min-label-width="0.634cm"/>
        <style:text-properties fo:font-family="Arial" fo:color="#00707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fo:color="#00707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ide" style:page-layout-name="PM1" draw:style-name="Mdp1">
      <draw:frame draw:name="Espace réservé de la date 4" presentation:style-name="Mpr1" draw:text-style-name="MP6" draw:layer="backgroundobjects" svg:width="5.926cm" svg:height="0.76cm" svg:x="1.27cm" svg:y="13.242cm" presentation:class="date-time" presentation:user-transformed="true">
        <draw:text-box>
          <text:p text:style-name="MP5"><text:span text:style-name="MT2"><text:date style:data-style-name="D1" text:date-value="2022-01-14">1/14/22</text:date></text:span></text:p>
        </draw:text-box>
      </draw:frame>
      <draw:frame draw:name="Espace réservé du pied de page 5" presentation:style-name="Mpr1" draw:text-style-name="MP6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Espace réservé du numéro de diapositive 6" presentation:style-name="Mpr1" draw:text-style-name="MP6" draw:layer="backgroundobjects" svg:width="5.926cm" svg:height="0.76cm" svg:x="18.203cm" svg:y="13.24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Image 7" draw:style-name="Mgr3" draw:text-style-name="MP8" draw:layer="backgroundobjects" svg:width="0.727cm" svg:height="0.84cm" svg:x="23.464cm" svg:y="0.544cm">
        <draw:image xlink:href="Pictures/100002010000030E00000387774C0F9848D1FE61.png" xlink:type="simple" xlink:show="embed" xlink:actuate="onLoad" loext:mime-type="image/png">
          <text:p/>
        </draw:image>
      </draw:frame>
      <draw:frame presentation:style-name="Vide-title" draw:layer="backgroundobjects" svg:width="22.859cm" svg:height="2.385cm" svg:x="1.27cm" svg:y="0.57cm" presentation:class="title" presentation:placeholder="true">
        <draw:text-box/>
      </draw:frame>
      <draw:frame presentation:style-name="V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Vide-title" draw:layer="backgroundobjects" svg:width="19.798cm" svg:height="11.136cm" svg:x="0.6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avec_20_photo" style:display-name="Titre avec photo" style:page-layout-name="PM1" draw:style-name="Mdp1">
      <draw:frame draw:name="Image 3" draw:style-name="Mgr3" draw:text-style-name="MP8" draw:layer="backgroundobjects" svg:width="23.541cm" svg:height="14.287cm" svg:x="0cm" svg:y="0cm">
        <draw:image xlink:href="Pictures/1000000000000ADF0000069940DD963CBFD7068C.jpg" xlink:type="simple" xlink:show="embed" xlink:actuate="onLoad" loext:mime-type="image/jpeg">
          <text:p/>
        </draw:image>
      </draw:frame>
      <draw:custom-shape draw:name="Triangle rectangle 16" draw:style-name="Mgr4" draw:text-style-name="MP9" draw:layer="backgroundobjects" svg:width="23.255cm" svg:height="11.698cm" draw:transform="rotate (-3.14159265358979) translate (25.4cm 14.288cm)">
        <text:p/>
        <draw:enhanced-geometry draw:mirror-horizontal="false" draw:mirror-vertical="tru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Triangle rectangle 17" draw:style-name="Mgr5" draw:text-style-name="MP10" draw:layer="backgroundobjects" svg:width="12.867cm" svg:height="6.479cm" svg:x="0cm" svg:y="7.80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Triangle rectangle 18" draw:style-name="Mgr6" draw:text-style-name="MP11" draw:layer="backgroundobjects" svg:width="13.949cm" svg:height="6.999cm" draw:transform="rotate (-3.14159265358979) translate (25.4cm 7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itre 10" presentation:style-name="Mpr4" draw:text-style-name="MP13" draw:layer="backgroundobjects" svg:width="14.311cm" svg:height="1.447cm" svg:x="10.158cm" svg:y="10.02cm" presentation:class="title" presentation:user-transformed="true">
        <draw:text-box>
          <text:p text:style-name="MP12"><text:span text:style-name="MT3">Cliquez et modifiez le titre</text:span></text:p>
        </draw:text-box>
      </draw:frame>
      <draw:frame draw:name="Espace réservé du texte 6" presentation:style-name="Mpr5" draw:text-style-name="MP15" draw:layer="backgroundobjects" svg:width="14.311cm" svg:height="1.626cm" svg:x="10.158cm" svg:y="11.602cm" presentation:class="outline" presentation:user-transformed="true">
        <draw:text-box>
          <text:list text:style-name="ML3">
            <text:list-item>
              <text:p text:style-name="MP14"><text:span text:style-name="MT4">Cliquez et modifier le texte</text:span></text:p>
            </text:list-item>
          </text:list>
        </draw:text-box>
      </draw:frame>
      <draw:custom-shape draw:name="ZoneTexte 1" draw:style-name="Mgr7" draw:text-style-name="MP16" draw:layer="backgroundobjects" svg:width="2.539cm" svg:height="2.539cm" svg:x="15.622cm" svg:y="-1.3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3" draw:text-style-name="MP8" draw:layer="backgroundobjects" svg:width="4.693cm" svg:height="1.499cm" svg:x="19.556cm" svg:y="0.98cm">
        <draw:image xlink:href="Pictures/1000020100000CF2000004234EEB358A952175B6.png" xlink:type="simple" xlink:show="embed" xlink:actuate="onLoad" loext:mime-type="image/png">
          <text:p/>
        </draw:image>
      </draw:frame>
      <presentation:notes style:page-layout-name="PM2">
        <draw:page-thumbnail presentation:style-name="Titre_20_avec_20_photo-title" draw:layer="backgroundobjects" svg:width="16.931cm" svg:height="9.524cm" svg:x="1.059cm" svg:y="1.93cm" presentation:class="page"/>
        <draw:frame presentation:style-name="Titre_20_avec_20_photo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sentation_20_ULiege_20_FR_20_1" style:display-name="Presentation ULiege FR 1" style:page-layout-name="PM1" draw:style-name="Mdp1">
      <draw:frame draw:name="Image 1" draw:style-name="Mgr3" draw:text-style-name="MP8" draw:layer="backgroundobjects" svg:width="25.392cm" svg:height="14.287cm" svg:x="0cm" svg:y="0cm">
        <draw:image xlink:href="Pictures/10000201000010E60000098269A955321E376240.png" xlink:type="simple" xlink:show="embed" xlink:actuate="onLoad" loext:mime-type="image/png">
          <text:p/>
        </draw:image>
      </draw:frame>
      <draw:frame presentation:style-name="Presentation_20_ULiege_20_FR_20_1-title" draw:layer="backgroundobjects" svg:width="22.859cm" svg:height="2.385cm" svg:x="1.27cm" svg:y="0.57cm" presentation:class="title" presentation:placeholder="true">
        <draw:text-box/>
      </draw:frame>
      <draw:frame presentation:style-name="Presentation_20_ULiege_20_FR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Presentation_20_ULiege_20_FR_20_1-title" draw:layer="backgroundobjects" svg:width="16.931cm" svg:height="9.524cm" svg:x="1.059cm" svg:y="1.93cm" presentation:class="page"/>
        <draw:frame presentation:style-name="Presentation_20_ULiege_20_FR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sentation_20_ULiege_20_FR_20_2" style:display-name="Presentation ULiege FR 2" style:page-layout-name="PM1" draw:style-name="Mdp1">
      <draw:frame draw:name="Image 2" draw:style-name="Mgr3" draw:text-style-name="MP8" draw:layer="backgroundobjects" svg:width="25.392cm" svg:height="14.287cm" svg:x="0.007cm" svg:y="0cm">
        <draw:image xlink:href="Pictures/10000201000010E600000982413AA2A547B89EAE.png" xlink:type="simple" xlink:show="embed" xlink:actuate="onLoad" loext:mime-type="image/png">
          <text:p/>
        </draw:image>
      </draw:frame>
      <draw:frame presentation:style-name="Presentation_20_ULiege_20_FR_20_2-title" draw:layer="backgroundobjects" svg:width="22.859cm" svg:height="2.385cm" svg:x="1.27cm" svg:y="0.57cm" presentation:class="title" presentation:placeholder="true">
        <draw:text-box/>
      </draw:frame>
      <draw:frame presentation:style-name="Presentation_20_ULiege_20_FR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Presentation_20_ULiege_20_FR_20_2-title" draw:layer="backgroundobjects" svg:width="16.931cm" svg:height="9.524cm" svg:x="1.059cm" svg:y="1.93cm" presentation:class="page"/>
        <draw:frame presentation:style-name="Presentation_20_ULiege_20_FR_20_2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sentation_20_ULiege_20_FR_20_3" style:display-name="Presentation ULiege FR 3" style:page-layout-name="PM1" draw:style-name="Mdp1">
      <draw:frame draw:name="Image 2" draw:style-name="Mgr3" draw:text-style-name="MP8" draw:layer="backgroundobjects" svg:width="25.392cm" svg:height="14.287cm" svg:x="0.007cm" svg:y="0cm">
        <draw:image xlink:href="Pictures/10000201000010E60000098215C6DC227D35C1D7.png" xlink:type="simple" xlink:show="embed" xlink:actuate="onLoad" loext:mime-type="image/png">
          <text:p/>
        </draw:image>
      </draw:frame>
      <draw:frame presentation:style-name="Presentation_20_ULiege_20_FR_20_3-title" draw:layer="backgroundobjects" svg:width="22.859cm" svg:height="2.385cm" svg:x="1.27cm" svg:y="0.57cm" presentation:class="title" presentation:placeholder="true">
        <draw:text-box/>
      </draw:frame>
      <draw:frame presentation:style-name="Presentation_20_ULiege_20_FR_20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Presentation_20_ULiege_20_FR_20_3-title" draw:layer="backgroundobjects" svg:width="16.931cm" svg:height="9.524cm" svg:x="1.059cm" svg:y="1.93cm" presentation:class="page"/>
        <draw:frame presentation:style-name="Presentation_20_ULiege_20_FR_20_3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sentation_20_ULiege_20_EN_20_1" style:display-name="Presentation ULiege EN 1" style:page-layout-name="PM1" draw:style-name="Mdp1">
      <draw:frame draw:name="Image 1" draw:style-name="Mgr3" draw:text-style-name="MP8" draw:layer="backgroundobjects" svg:width="25.398cm" svg:height="14.287cm" svg:x="0.001cm" svg:y="0cm">
        <draw:image xlink:href="Pictures/10000201000010E70000098218C7602BB4ACA7FF.png" xlink:type="simple" xlink:show="embed" xlink:actuate="onLoad" loext:mime-type="image/png">
          <text:p/>
        </draw:image>
      </draw:frame>
      <draw:frame presentation:style-name="Presentation_20_ULiege_20_EN_20_1-title" draw:layer="backgroundobjects" svg:width="22.859cm" svg:height="2.385cm" svg:x="1.27cm" svg:y="0.57cm" presentation:class="title" presentation:placeholder="true">
        <draw:text-box/>
      </draw:frame>
      <draw:frame presentation:style-name="Presentation_20_ULiege_20_EN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Presentation_20_ULiege_20_EN_20_1-title" draw:layer="backgroundobjects" svg:width="16.931cm" svg:height="9.524cm" svg:x="1.059cm" svg:y="1.93cm" presentation:class="page"/>
        <draw:frame presentation:style-name="Presentation_20_ULiege_20_EN_20_1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sentation_20_ULiege_20_EN_20_2" style:display-name="Presentation ULiege EN 2" style:page-layout-name="PM1" draw:style-name="Mdp1">
      <draw:frame draw:name="Image 2" draw:style-name="Mgr3" draw:text-style-name="MP8" draw:layer="backgroundobjects" svg:width="25.398cm" svg:height="14.287cm" svg:x="0.001cm" svg:y="0cm">
        <draw:image xlink:href="Pictures/10000201000010E700000982A716BAE7D3730461.png" xlink:type="simple" xlink:show="embed" xlink:actuate="onLoad" loext:mime-type="image/png">
          <text:p/>
        </draw:image>
      </draw:frame>
      <draw:frame presentation:style-name="Presentation_20_ULiege_20_EN_20_2-title" draw:layer="backgroundobjects" svg:width="22.859cm" svg:height="2.385cm" svg:x="1.27cm" svg:y="0.57cm" presentation:class="title" presentation:placeholder="true">
        <draw:text-box/>
      </draw:frame>
      <draw:frame presentation:style-name="Presentation_20_ULiege_20_EN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Presentation_20_ULiege_20_EN_20_2-title" draw:layer="backgroundobjects" svg:width="16.931cm" svg:height="9.524cm" svg:x="1.059cm" svg:y="1.93cm" presentation:class="page"/>
        <draw:frame presentation:style-name="Presentation_20_ULiege_20_EN_20_2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sentation_20_ULiege_20_EN_20_3" style:display-name="Presentation ULiege EN 3" style:page-layout-name="PM1" draw:style-name="Mdp1">
      <draw:frame draw:name="Image 2" draw:style-name="Mgr3" draw:text-style-name="MP8" draw:layer="backgroundobjects" svg:width="25.398cm" svg:height="14.287cm" svg:x="0.001cm" svg:y="0cm">
        <draw:image xlink:href="Pictures/10000201000010E700000982F28416A5F5DBBFA6.png" xlink:type="simple" xlink:show="embed" xlink:actuate="onLoad" loext:mime-type="image/png">
          <text:p/>
        </draw:image>
      </draw:frame>
      <draw:frame presentation:style-name="Presentation_20_ULiege_20_EN_20_3-title" draw:layer="backgroundobjects" svg:width="22.859cm" svg:height="2.385cm" svg:x="1.27cm" svg:y="0.57cm" presentation:class="title" presentation:placeholder="true">
        <draw:text-box/>
      </draw:frame>
      <draw:frame presentation:style-name="Presentation_20_ULiege_20_EN_20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Presentation_20_ULiege_20_EN_20_3-title" draw:layer="backgroundobjects" svg:width="16.931cm" svg:height="9.524cm" svg:x="1.059cm" svg:y="1.93cm" presentation:class="page"/>
        <draw:frame presentation:style-name="Presentation_20_ULiege_20_EN_20_3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" style:page-layout-name="PM1" draw:style-name="Mdp1">
      <draw:g draw:name="Grouper 28">
        <draw:custom-shape draw:name="Triangle rectangle 26" draw:style-name="Mgr8" draw:text-style-name="MP17" draw:layer="layout" svg:width="15.863cm" svg:height="7.977cm" svg:x="0cm" svg:y="6.324cm">
          <text:p/>
          <draw:enhanced-geometry draw:mirror-horizontal="false" draw:mirror-vertical="false" svg:viewBox="0 0 0 0" drawooo:sub-view-size="5711185 2872207" draw:text-areas="0 0 ?f48 ?f49" draw:type="ooxml-non-primitive" draw:enhanced-path="M 5711185 2872207 L 0 2872207 C 470 1914805 939 957402 1409 0 L 5711185 2872207 Z N">
            <draw:equation draw:name="f0" draw:formula="0*logwidth/7099373"/>
            <draw:equation draw:name="f1" draw:formula="3575032*logheight/3575032"/>
            <draw:equation draw:name="f2" draw:formula="0*logwidth/7099373"/>
            <draw:equation draw:name="f3" draw:formula="0*logheight/3575032"/>
            <draw:equation draw:name="f4" draw:formula="7099373*logwidth/7099373"/>
            <draw:equation draw:name="f5" draw:formula="3575032*logheight/3575032"/>
            <draw:equation draw:name="f6" draw:formula="0*logwidth/7099373"/>
            <draw:equation draw:name="f7" draw:formula="3575032*logheight/3575032"/>
            <draw:equation draw:name="f8" draw:formula="1409*logwidth/7100782"/>
            <draw:equation draw:name="f9" draw:formula="3575032*logheight/3575032"/>
            <draw:equation draw:name="f10" draw:formula="0*logwidth/7100782"/>
            <draw:equation draw:name="f11" draw:formula="2872207*logheight/3575032"/>
            <draw:equation draw:name="f12" draw:formula="1409*logwidth/7100782"/>
            <draw:equation draw:name="f13" draw:formula="0*logheight/3575032"/>
            <draw:equation draw:name="f14" draw:formula="7100782*logwidth/7100782"/>
            <draw:equation draw:name="f15" draw:formula="3575032*logheight/3575032"/>
            <draw:equation draw:name="f16" draw:formula="1409*logwidth/7100782"/>
            <draw:equation draw:name="f17" draw:formula="3575032*logheight/3575032"/>
            <draw:equation draw:name="f18" draw:formula="1409*logwidth/7100782"/>
            <draw:equation draw:name="f19" draw:formula="3575032*logheight/3575032"/>
            <draw:equation draw:name="f20" draw:formula="0*logwidth/7100782"/>
            <draw:equation draw:name="f21" draw:formula="2872207*logheight/3575032"/>
            <draw:equation draw:name="f22" draw:formula="1409*logwidth/7100782"/>
            <draw:equation draw:name="f23" draw:formula="0*logheight/3575032"/>
            <draw:equation draw:name="f24" draw:formula="5711185*logwidth/7100782"/>
            <draw:equation draw:name="f25" draw:formula="2872207*logheight/3575032"/>
            <draw:equation draw:name="f26" draw:formula="7100782*logwidth/7100782"/>
            <draw:equation draw:name="f27" draw:formula="3575032*logheight/3575032"/>
            <draw:equation draw:name="f28" draw:formula="1409*logwidth/7100782"/>
            <draw:equation draw:name="f29" draw:formula="3575032*logheight/3575032"/>
            <draw:equation draw:name="f30" draw:formula="1409*logwidth/5711185"/>
            <draw:equation draw:name="f31" draw:formula="3575032*logheight/3575032"/>
            <draw:equation draw:name="f32" draw:formula="0*logwidth/5711185"/>
            <draw:equation draw:name="f33" draw:formula="2872207*logheight/3575032"/>
            <draw:equation draw:name="f34" draw:formula="1409*logwidth/5711185"/>
            <draw:equation draw:name="f35" draw:formula="0*logheight/3575032"/>
            <draw:equation draw:name="f36" draw:formula="5711185*logwidth/5711185"/>
            <draw:equation draw:name="f37" draw:formula="2872207*logheight/3575032"/>
            <draw:equation draw:name="f38" draw:formula="1409*logwidth/5711185"/>
            <draw:equation draw:name="f39" draw:formula="3575032*logheight/3575032"/>
            <draw:equation draw:name="f40" draw:formula="5711185*logwidth/5711185"/>
            <draw:equation draw:name="f41" draw:formula="2872207*logheight/2872207"/>
            <draw:equation draw:name="f42" draw:formula="0*logwidth/5711185"/>
            <draw:equation draw:name="f43" draw:formula="2872207*logheight/2872207"/>
            <draw:equation draw:name="f44" draw:formula="1409*logwidth/5711185"/>
            <draw:equation draw:name="f45" draw:formula="0*logheight/2872207"/>
            <draw:equation draw:name="f46" draw:formula="5711185*logwidth/5711185"/>
            <draw:equation draw:name="f47" draw:formula="2872207*logheight/2872207"/>
            <draw:equation draw:name="f48" draw:formula="logwidth"/>
            <draw:equation draw:name="f49" draw:formula="logheight"/>
          </draw:enhanced-geometry>
        </draw:custom-shape>
        <draw:custom-shape draw:name="Triangle rectangle 26" draw:style-name="Mgr9" draw:text-style-name="MP18" draw:layer="layout" svg:width="15.863cm" svg:height="7.977cm" svg:x="9.536cm" svg:y="6.325cm">
          <text:p/>
          <draw:enhanced-geometry draw:mirror-horizontal="true" draw:mirror-vertical="false" svg:viewBox="0 0 0 0" drawooo:sub-view-size="5711185 2872207" draw:text-areas="0 0 ?f48 ?f49" draw:type="ooxml-non-primitive" draw:enhanced-path="M 5711185 2872207 L 0 2872207 C 470 1914805 939 957402 1409 0 L 5711185 2872207 Z N">
            <draw:equation draw:name="f0" draw:formula="0*logwidth/7099373"/>
            <draw:equation draw:name="f1" draw:formula="3575032*logheight/3575032"/>
            <draw:equation draw:name="f2" draw:formula="0*logwidth/7099373"/>
            <draw:equation draw:name="f3" draw:formula="0*logheight/3575032"/>
            <draw:equation draw:name="f4" draw:formula="7099373*logwidth/7099373"/>
            <draw:equation draw:name="f5" draw:formula="3575032*logheight/3575032"/>
            <draw:equation draw:name="f6" draw:formula="0*logwidth/7099373"/>
            <draw:equation draw:name="f7" draw:formula="3575032*logheight/3575032"/>
            <draw:equation draw:name="f8" draw:formula="1409*logwidth/7100782"/>
            <draw:equation draw:name="f9" draw:formula="3575032*logheight/3575032"/>
            <draw:equation draw:name="f10" draw:formula="0*logwidth/7100782"/>
            <draw:equation draw:name="f11" draw:formula="2872207*logheight/3575032"/>
            <draw:equation draw:name="f12" draw:formula="1409*logwidth/7100782"/>
            <draw:equation draw:name="f13" draw:formula="0*logheight/3575032"/>
            <draw:equation draw:name="f14" draw:formula="7100782*logwidth/7100782"/>
            <draw:equation draw:name="f15" draw:formula="3575032*logheight/3575032"/>
            <draw:equation draw:name="f16" draw:formula="1409*logwidth/7100782"/>
            <draw:equation draw:name="f17" draw:formula="3575032*logheight/3575032"/>
            <draw:equation draw:name="f18" draw:formula="1409*logwidth/7100782"/>
            <draw:equation draw:name="f19" draw:formula="3575032*logheight/3575032"/>
            <draw:equation draw:name="f20" draw:formula="0*logwidth/7100782"/>
            <draw:equation draw:name="f21" draw:formula="2872207*logheight/3575032"/>
            <draw:equation draw:name="f22" draw:formula="1409*logwidth/7100782"/>
            <draw:equation draw:name="f23" draw:formula="0*logheight/3575032"/>
            <draw:equation draw:name="f24" draw:formula="5711185*logwidth/7100782"/>
            <draw:equation draw:name="f25" draw:formula="2872207*logheight/3575032"/>
            <draw:equation draw:name="f26" draw:formula="7100782*logwidth/7100782"/>
            <draw:equation draw:name="f27" draw:formula="3575032*logheight/3575032"/>
            <draw:equation draw:name="f28" draw:formula="1409*logwidth/7100782"/>
            <draw:equation draw:name="f29" draw:formula="3575032*logheight/3575032"/>
            <draw:equation draw:name="f30" draw:formula="1409*logwidth/5711185"/>
            <draw:equation draw:name="f31" draw:formula="3575032*logheight/3575032"/>
            <draw:equation draw:name="f32" draw:formula="0*logwidth/5711185"/>
            <draw:equation draw:name="f33" draw:formula="2872207*logheight/3575032"/>
            <draw:equation draw:name="f34" draw:formula="1409*logwidth/5711185"/>
            <draw:equation draw:name="f35" draw:formula="0*logheight/3575032"/>
            <draw:equation draw:name="f36" draw:formula="5711185*logwidth/5711185"/>
            <draw:equation draw:name="f37" draw:formula="2872207*logheight/3575032"/>
            <draw:equation draw:name="f38" draw:formula="1409*logwidth/5711185"/>
            <draw:equation draw:name="f39" draw:formula="3575032*logheight/3575032"/>
            <draw:equation draw:name="f40" draw:formula="5711185*logwidth/5711185"/>
            <draw:equation draw:name="f41" draw:formula="2872207*logheight/2872207"/>
            <draw:equation draw:name="f42" draw:formula="0*logwidth/5711185"/>
            <draw:equation draw:name="f43" draw:formula="2872207*logheight/2872207"/>
            <draw:equation draw:name="f44" draw:formula="1409*logwidth/5711185"/>
            <draw:equation draw:name="f45" draw:formula="0*logheight/2872207"/>
            <draw:equation draw:name="f46" draw:formula="5711185*logwidth/5711185"/>
            <draw:equation draw:name="f47" draw:formula="2872207*logheight/2872207"/>
            <draw:equation draw:name="f48" draw:formula="logwidth"/>
            <draw:equation draw:name="f49" draw:formula="logheight"/>
          </draw:enhanced-geometry>
        </draw:custom-shape>
        <draw:custom-shape draw:name="Triangle isocèle 3" draw:style-name="Mgr10" draw:text-style-name="MP19" draw:layer="layout" svg:width="6.324cm" svg:height="1.595cm" svg:x="9.54cm" svg:y="12.706cm">
          <text:p/>
          <draw:enhanced-geometry draw:mirror-horizontal="false" draw:mirror-vertical="false" svg:viewBox="0 0 0 0" draw:text-areas="?f1 ?f5 ?f4 ?f6" draw:type="ooxml-triangle" draw:modifiers="49701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</draw:g>
      <draw:frame draw:name="Titre 1" presentation:style-name="Mpr20" draw:text-style-name="MP13" draw:layer="backgroundobjects" svg:width="20.815cm" svg:height="1.575cm" svg:x="2.358cm" svg:y="5.52cm" presentation:class="title" presentation:user-transformed="true">
        <draw:text-box>
          <text:p text:style-name="MP20"><text:span text:style-name="MT3">Cliquez et modifiez le titre</text:span></text:p>
        </draw:text-box>
      </draw:frame>
      <draw:frame draw:name="Espace réservé du texte 6" presentation:style-name="Mpr21" draw:text-style-name="MP15" draw:layer="backgroundobjects" svg:width="14.22cm" svg:height="1.535cm" svg:x="5.589cm" svg:y="7.314cm" presentation:class="outline" presentation:user-transformed="true">
        <draw:text-box>
          <text:list text:style-name="ML3">
            <text:list-item>
              <text:p text:style-name="MP21"><text:span text:style-name="MT4">Cliquez et modifier le texte</text:span></text:p>
            </text:list-item>
          </text:list>
        </draw:text-box>
      </draw:frame>
      <draw:frame draw:name="Image 8" draw:style-name="Mgr3" draw:text-style-name="MP8" draw:layer="backgroundobjects" svg:width="4.693cm" svg:height="1.499cm" svg:x="10.353cm" svg:y="0.98cm">
        <draw:image xlink:href="Pictures/1000020100000CF2000004234EEB358A952175B6.png" xlink:type="simple" xlink:show="embed" xlink:actuate="onLoad" loext:mime-type="image/png">
          <text:p/>
        </draw:image>
      </draw:frame>
      <presentation:notes style:page-layout-name="PM2">
        <draw:page-thumbnail presentation:style-name="Titre-title" draw:layer="backgroundobjects" svg:width="16.931cm" svg:height="9.524cm" svg:x="1.059cm" svg:y="1.93cm" presentation:class="page"/>
        <draw:frame presentation:style-name="Titre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" style:page-layout-name="PM1" draw:style-name="Mdp1">
      <draw:g draw:name="Grouper 1">
        <draw:custom-shape draw:name="Triangle isocèle 17" draw:style-name="Mgr11" draw:text-style-name="MP22" draw:layer="layout" svg:width="14.306cm" svg:height="21.003cm" draw:transform="rotate (-1.5707963267949) translate (20.99cm -0.014cm)">
          <text:p/>
          <draw:enhanced-geometry draw:mirror-horizontal="false" draw:mirror-vertical="false" svg:viewBox="0 0 0 0" drawooo:sub-view-size="5150642 7561493" draw:text-areas="0 0 ?f78 ?f79" draw:type="ooxml-non-primitive" draw:enhanced-path="M 0 7561493 C 511 6310032 1021 5058572 1532 3807111 L 1920632 0 5150642 6425259 5150642 7560475 0 7561493 Z N">
            <draw:equation draw:name="f0" draw:formula="0*logwidth/7610342"/>
            <draw:equation draw:name="f1" draw:formula="7556390*logheight/7556390"/>
            <draw:equation draw:name="f2" draw:formula="3805171*logwidth/7610342"/>
            <draw:equation draw:name="f3" draw:formula="0*logheight/7556390"/>
            <draw:equation draw:name="f4" draw:formula="7610342*logwidth/7610342"/>
            <draw:equation draw:name="f5" draw:formula="7556390*logheight/7556390"/>
            <draw:equation draw:name="f6" draw:formula="0*logwidth/7610342"/>
            <draw:equation draw:name="f7" draw:formula="7556390*logheight/7556390"/>
            <draw:equation draw:name="f8" draw:formula="0*logwidth/7610342"/>
            <draw:equation draw:name="f9" draw:formula="7556390*logheight/7556390"/>
            <draw:equation draw:name="f10" draw:formula="1886071*logwidth/7610342"/>
            <draw:equation draw:name="f11" draw:formula="3807111*logheight/7556390"/>
            <draw:equation draw:name="f12" draw:formula="3805171*logwidth/7610342"/>
            <draw:equation draw:name="f13" draw:formula="0*logheight/7556390"/>
            <draw:equation draw:name="f14" draw:formula="7610342*logwidth/7610342"/>
            <draw:equation draw:name="f15" draw:formula="7556390*logheight/7556390"/>
            <draw:equation draw:name="f16" draw:formula="0*logwidth/7610342"/>
            <draw:equation draw:name="f17" draw:formula="7556390*logheight/7556390"/>
            <draw:equation draw:name="f18" draw:formula="0*logwidth/7610342"/>
            <draw:equation draw:name="f19" draw:formula="7556390*logheight/7561493"/>
            <draw:equation draw:name="f20" draw:formula="1886071*logwidth/7610342"/>
            <draw:equation draw:name="f21" draw:formula="3807111*logheight/7561493"/>
            <draw:equation draw:name="f22" draw:formula="3805171*logwidth/7610342"/>
            <draw:equation draw:name="f23" draw:formula="0*logheight/7561493"/>
            <draw:equation draw:name="f24" draw:formula="7610342*logwidth/7610342"/>
            <draw:equation draw:name="f25" draw:formula="7556390*logheight/7561493"/>
            <draw:equation draw:name="f26" draw:formula="1884539*logwidth/7610342"/>
            <draw:equation draw:name="f27" draw:formula="7561493*logheight/7561493"/>
            <draw:equation draw:name="f28" draw:formula="0*logwidth/7610342"/>
            <draw:equation draw:name="f29" draw:formula="7556390*logheight/7561493"/>
            <draw:equation draw:name="f30" draw:formula="0*logwidth/5725803"/>
            <draw:equation draw:name="f31" draw:formula="7561493*logheight/7561493"/>
            <draw:equation draw:name="f32" draw:formula="1532*logwidth/5725803"/>
            <draw:equation draw:name="f33" draw:formula="3807111*logheight/7561493"/>
            <draw:equation draw:name="f34" draw:formula="1920632*logwidth/5725803"/>
            <draw:equation draw:name="f35" draw:formula="0*logheight/7561493"/>
            <draw:equation draw:name="f36" draw:formula="5725803*logwidth/5725803"/>
            <draw:equation draw:name="f37" draw:formula="7556390*logheight/7561493"/>
            <draw:equation draw:name="f38" draw:formula="0*logwidth/5725803"/>
            <draw:equation draw:name="f39" draw:formula="7561493*logheight/7561493"/>
            <draw:equation draw:name="f40" draw:formula="0*logwidth/5725803"/>
            <draw:equation draw:name="f41" draw:formula="7561493*logheight/7561493"/>
            <draw:equation draw:name="f42" draw:formula="1532*logwidth/5725803"/>
            <draw:equation draw:name="f43" draw:formula="3807111*logheight/7561493"/>
            <draw:equation draw:name="f44" draw:formula="1920632*logwidth/5725803"/>
            <draw:equation draw:name="f45" draw:formula="0*logheight/7561493"/>
            <draw:equation draw:name="f46" draw:formula="5725803*logwidth/5725803"/>
            <draw:equation draw:name="f47" draw:formula="7556390*logheight/7561493"/>
            <draw:equation draw:name="f48" draw:formula="5150642*logwidth/5725803"/>
            <draw:equation draw:name="f49" draw:formula="7560475*logheight/7561493"/>
            <draw:equation draw:name="f50" draw:formula="0*logwidth/5725803"/>
            <draw:equation draw:name="f51" draw:formula="7561493*logheight/7561493"/>
            <draw:equation draw:name="f52" draw:formula="0*logwidth/5725803"/>
            <draw:equation draw:name="f53" draw:formula="7561493*logheight/7561493"/>
            <draw:equation draw:name="f54" draw:formula="1532*logwidth/5725803"/>
            <draw:equation draw:name="f55" draw:formula="3807111*logheight/7561493"/>
            <draw:equation draw:name="f56" draw:formula="1920632*logwidth/5725803"/>
            <draw:equation draw:name="f57" draw:formula="0*logheight/7561493"/>
            <draw:equation draw:name="f58" draw:formula="5150642*logwidth/5725803"/>
            <draw:equation draw:name="f59" draw:formula="6425259*logheight/7561493"/>
            <draw:equation draw:name="f60" draw:formula="5725803*logwidth/5725803"/>
            <draw:equation draw:name="f61" draw:formula="7556390*logheight/7561493"/>
            <draw:equation draw:name="f62" draw:formula="5150642*logwidth/5725803"/>
            <draw:equation draw:name="f63" draw:formula="7560475*logheight/7561493"/>
            <draw:equation draw:name="f64" draw:formula="0*logwidth/5725803"/>
            <draw:equation draw:name="f65" draw:formula="7561493*logheight/7561493"/>
            <draw:equation draw:name="f66" draw:formula="0*logwidth/5150642"/>
            <draw:equation draw:name="f67" draw:formula="7561493*logheight/7561493"/>
            <draw:equation draw:name="f68" draw:formula="1532*logwidth/5150642"/>
            <draw:equation draw:name="f69" draw:formula="3807111*logheight/7561493"/>
            <draw:equation draw:name="f70" draw:formula="1920632*logwidth/5150642"/>
            <draw:equation draw:name="f71" draw:formula="0*logheight/7561493"/>
            <draw:equation draw:name="f72" draw:formula="5150642*logwidth/5150642"/>
            <draw:equation draw:name="f73" draw:formula="6425259*logheight/7561493"/>
            <draw:equation draw:name="f74" draw:formula="5150642*logwidth/5150642"/>
            <draw:equation draw:name="f75" draw:formula="7560475*logheight/7561493"/>
            <draw:equation draw:name="f76" draw:formula="0*logwidth/5150642"/>
            <draw:equation draw:name="f77" draw:formula="7561493*logheight/7561493"/>
            <draw:equation draw:name="f78" draw:formula="logwidth"/>
            <draw:equation draw:name="f79" draw:formula="logheight"/>
          </draw:enhanced-geometry>
        </draw:custom-shape>
        <draw:custom-shape draw:name="Triangle isocèle 18" draw:style-name="Mgr12" draw:text-style-name="MP23" draw:layer="layout" svg:width="8.242cm" svg:height="8.183cm" draw:transform="rotate (-1.5707963267949) translate (25.396cm 1.731cm)">
          <text:p/>
          <draw:enhanced-geometry draw:mirror-horizontal="tru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</draw:g>
      <draw:frame draw:name="Espace réservé de la date 6" presentation:style-name="Mpr24" draw:text-style-name="MP6" draw:layer="backgroundobjects" svg:width="5.926cm" svg:height="0.76cm" svg:x="1.27cm" svg:y="13.242cm" presentation:class="date-time" presentation:user-transformed="true">
        <draw:text-box>
          <text:p text:style-name="MP5"><text:span text:style-name="MT2"><text:date style:data-style-name="D1" text:date-value="2022-01-14">1/14/22</text:date></text:span></text:p>
        </draw:text-box>
      </draw:frame>
      <draw:frame draw:name="Espace réservé du pied de page 7" presentation:style-name="Mpr24" draw:text-style-name="MP6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Espace réservé du numéro de diapositive 8" presentation:style-name="Mpr24" draw:text-style-name="MP6" draw:layer="backgroundobjects" svg:width="5.926cm" svg:height="0.76cm" svg:x="18.203cm" svg:y="13.24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Titre 1" presentation:style-name="Mpr25" draw:text-style-name="MP13" draw:layer="backgroundobjects" svg:width="15.617cm" svg:height="1.575cm" svg:x="8.852cm" svg:y="9.657cm" presentation:class="title" presentation:user-transformed="true">
        <draw:text-box>
          <text:p text:style-name="MP12"><text:span text:style-name="MT3">Cliquez et modifiez le titre</text:span></text:p>
        </draw:text-box>
      </draw:frame>
      <draw:frame draw:name="Espace réservé du texte 6" presentation:style-name="Mpr26" draw:text-style-name="MP15" draw:layer="backgroundobjects" svg:width="15.617cm" svg:height="1.35cm" svg:x="8.852cm" svg:y="11.452cm" presentation:class="outline" presentation:user-transformed="true">
        <draw:text-box>
          <text:list text:style-name="ML3">
            <text:list-item>
              <text:p text:style-name="MP14"><text:span text:style-name="MT4">Cliquez et modifier le texte</text:span></text:p>
            </text:list-item>
          </text:list>
        </draw:text-box>
      </draw:frame>
      <draw:frame draw:name="Image 12" draw:style-name="Mgr3" draw:text-style-name="MP8" draw:layer="backgroundobjects" svg:width="3.026cm" svg:height="0.966cm" svg:x="21.21cm" svg:y="0.423cm">
        <draw:image xlink:href="Pictures/1000020100000CF2000004234EEB358A952175B6.png" xlink:type="simple" xlink:show="embed" xlink:actuate="onLoad" loext:mime-type="image/png">
          <text:p/>
        </draw:image>
      </draw:frame>
      <presentation:notes style:page-layout-name="PM2">
        <draw:page-thumbnail presentation:style-name="Section-title" draw:layer="backgroundobjects" svg:width="16.931cm" svg:height="9.524cm" svg:x="1.059cm" svg:y="1.93cm" presentation:class="page"/>
        <draw:frame presentation:style-name="Section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ous-section" style:page-layout-name="PM1" draw:style-name="Mdp1">
      <draw:g draw:name="Grouper 1">
        <draw:custom-shape draw:name="Triangle rectangle 13" draw:style-name="Mgr8" draw:text-style-name="MP17" draw:layer="layout" svg:width="13.214cm" svg:height="6.654cm" svg:x="0cm" svg:y="0cm">
          <text:p/>
          <draw:enhanced-geometry draw:mirror-horizontal="false" draw:mirror-vertical="tru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Triangle rectangle 12" draw:style-name="Mgr13" draw:text-style-name="MP24" draw:layer="layout" svg:width="19.719cm" svg:height="9.93cm" svg:x="0cm" svg:y="4.357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Espace réservé de la date 2" presentation:style-name="Mpr29" draw:text-style-name="MP6" draw:layer="backgroundobjects" svg:width="5.926cm" svg:height="0.76cm" svg:x="1.27cm" svg:y="13.242cm" presentation:class="date-time" presentation:user-transformed="true">
        <draw:text-box>
          <text:p text:style-name="MP5"><text:span text:style-name="MT2"><text:date style:data-style-name="D1" text:date-value="2022-01-14">1/14/22</text:date></text:span></text:p>
        </draw:text-box>
      </draw:frame>
      <draw:frame draw:name="Espace réservé du pied de page 3" presentation:style-name="Mpr29" draw:text-style-name="MP6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Espace réservé du numéro de diapositive 4" presentation:style-name="Mpr29" draw:text-style-name="MP6" draw:layer="backgroundobjects" svg:width="5.926cm" svg:height="0.76cm" svg:x="18.203cm" svg:y="13.24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Titre 1" presentation:style-name="Mpr30" draw:text-style-name="MP13" draw:layer="backgroundobjects" svg:width="15.617cm" svg:height="1.575cm" svg:x="1.27cm" svg:y="9.125cm" presentation:class="title" presentation:user-transformed="true">
        <draw:text-box>
          <text:p text:style-name="MP25"><text:span text:style-name="MT3">Cliquez et modifiez le titre</text:span></text:p>
        </draw:text-box>
      </draw:frame>
      <draw:frame draw:name="Espace réservé du texte 6" presentation:style-name="Mpr31" draw:text-style-name="MP15" draw:layer="backgroundobjects" svg:width="15.617cm" svg:height="1.35cm" svg:x="1.27cm" svg:y="10.92cm" presentation:class="outline" presentation:user-transformed="true">
        <draw:text-box>
          <text:list text:style-name="ML3">
            <text:list-item>
              <text:p text:style-name="MP26"><text:span text:style-name="MT4">Cliquez et modifier le texte</text:span></text:p>
            </text:list-item>
          </text:list>
        </draw:text-box>
      </draw:frame>
      <draw:frame draw:name="Image 11" draw:style-name="Mgr3" draw:text-style-name="MP8" draw:layer="backgroundobjects" svg:width="3.026cm" svg:height="0.966cm" svg:x="21.21cm" svg:y="0.423cm">
        <draw:image xlink:href="Pictures/1000020100000CF2000004234EEB358A952175B6.png" xlink:type="simple" xlink:show="embed" xlink:actuate="onLoad" loext:mime-type="image/png">
          <text:p/>
        </draw:image>
      </draw:frame>
      <presentation:notes style:page-layout-name="PM2">
        <draw:page-thumbnail presentation:style-name="Sous-section-title" draw:layer="backgroundobjects" svg:width="16.931cm" svg:height="9.524cm" svg:x="1.059cm" svg:y="1.93cm" presentation:class="page"/>
        <draw:frame presentation:style-name="Sous-section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u" style:page-layout-name="PM1" draw:style-name="Mdp1">
      <draw:frame draw:name="Espace réservé de la date 1" presentation:style-name="Mpr34" draw:text-style-name="MP6" draw:layer="backgroundobjects" svg:width="5.926cm" svg:height="0.76cm" svg:x="1.27cm" svg:y="13.242cm" presentation:class="date-time" presentation:user-transformed="true">
        <draw:text-box>
          <text:p text:style-name="MP5"><text:span text:style-name="MT2"><text:date style:data-style-name="D1" text:date-value="2022-01-14">1/14/22</text:date></text:span></text:p>
        </draw:text-box>
      </draw:frame>
      <draw:frame draw:name="Espace réservé du pied de page 2" presentation:style-name="Mpr34" draw:text-style-name="MP6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Espace réservé du numéro de diapositive 3" presentation:style-name="Mpr34" draw:text-style-name="MP6" draw:layer="backgroundobjects" svg:width="5.926cm" svg:height="0.76cm" svg:x="18.203cm" svg:y="13.24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Espace réservé du contenu 2" presentation:style-name="Mpr35" draw:text-style-name="MP13" draw:layer="backgroundobjects" svg:width="22.859cm" svg:height="9.522cm" svg:x="1.27cm" svg:y="3.542cm" presentation:class="outline" presentation:user-transformed="true">
        <draw:text-box>
          <text:list text:style-name="ML3">
            <text:list-item>
              <text:p text:style-name="MP27"><text:span text:style-name="MT5">Premier niveau</text:span></text:p>
              <text:list>
                <text:list-item>
                  <text:p text:style-name="MP28"><text:span text:style-name="MT6">Deuxième niveau</text:span></text:p>
                  <text:list>
                    <text:list-item>
                      <text:p text:style-name="MP29"><text:span text:style-name="MT4">Troisième niveau</text:span></text:p>
                      <text:list>
                        <text:list-item>
                          <text:p text:style-name="MP30"><text:span text:style-name="MT7">Quatrième niveau</text:span></text:p>
                          <text:list>
                            <text:list-item>
                              <text:p text:style-name="MP30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36" draw:text-style-name="MP13" draw:layer="backgroundobjects" svg:width="21.219cm" svg:height="1.575cm" svg:x="1.27cm" svg:y="1.78cm" presentation:class="title" presentation:user-transformed="true">
        <draw:text-box>
          <text:p text:style-name="MP25"><text:span text:style-name="MT8">Cliquez et modifiez le titre</text:span></text:p>
        </draw:text-box>
      </draw:frame>
      <draw:frame draw:name="Image 9" draw:style-name="Mgr3" draw:text-style-name="MP8" draw:layer="backgroundobjects" svg:width="0.727cm" svg:height="0.84cm" svg:x="23.464cm" svg:y="0.544cm">
        <draw:image xlink:href="Pictures/100002010000030E00000387774C0F9848D1FE61.png" xlink:type="simple" xlink:show="embed" xlink:actuate="onLoad" loext:mime-type="image/png">
          <text:p/>
        </draw:image>
      </draw:frame>
      <presentation:notes style:page-layout-name="PM2">
        <draw:page-thumbnail presentation:style-name="Contenu-title" draw:layer="backgroundobjects" svg:width="16.931cm" svg:height="9.524cm" svg:x="1.059cm" svg:y="1.93cm" presentation:class="page"/>
        <draw:frame presentation:style-name="Contenu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u_20_2_20_colonnes" style:display-name="Contenu 2 colonnes" style:page-layout-name="PM1" draw:style-name="Mdp1">
      <draw:frame draw:name="Espace réservé de la date 1" presentation:style-name="Mpr39" draw:text-style-name="MP6" draw:layer="backgroundobjects" svg:width="5.926cm" svg:height="0.76cm" svg:x="1.27cm" svg:y="13.242cm" presentation:class="date-time" presentation:user-transformed="true">
        <draw:text-box>
          <text:p text:style-name="MP5"><text:span text:style-name="MT2"><text:date style:data-style-name="D1" text:date-value="2022-01-14">1/14/22</text:date></text:span></text:p>
        </draw:text-box>
      </draw:frame>
      <draw:frame draw:name="Espace réservé du pied de page 2" presentation:style-name="Mpr39" draw:text-style-name="MP6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Espace réservé du numéro de diapositive 3" presentation:style-name="Mpr39" draw:text-style-name="MP6" draw:layer="backgroundobjects" svg:width="5.926cm" svg:height="0.76cm" svg:x="18.203cm" svg:y="13.24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Espace réservé du contenu 2" presentation:style-name="Mpr40" draw:text-style-name="MP13" draw:layer="backgroundobjects" svg:width="10.931cm" svg:height="9.363cm" svg:x="1.27cm" svg:y="3.55cm" presentation:class="outline" presentation:user-transformed="true">
        <draw:text-box>
          <text:list text:style-name="ML3">
            <text:list-item>
              <text:p text:style-name="MP27"><text:span text:style-name="MT5">Premier niveau</text:span></text:p>
              <text:list>
                <text:list-item>
                  <text:p text:style-name="MP28"><text:span text:style-name="MT6">Deuxième niveau</text:span></text:p>
                  <text:list>
                    <text:list-item>
                      <text:p text:style-name="MP29"><text:span text:style-name="MT4">Troisième niveau</text:span></text:p>
                      <text:list>
                        <text:list-item>
                          <text:p text:style-name="MP30"><text:span text:style-name="MT7">Quatrième niveau</text:span></text:p>
                          <text:list>
                            <text:list-item>
                              <text:p text:style-name="MP30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2" presentation:style-name="Mpr40" draw:text-style-name="MP13" draw:layer="backgroundobjects" svg:width="11.009cm" svg:height="9.363cm" svg:x="13.128cm" svg:y="3.55cm" presentation:class="outline" presentation:user-transformed="true">
        <draw:text-box>
          <text:list text:style-name="ML4">
            <text:list-item>
              <text:p text:style-name="MP27"><text:span text:style-name="MT5">Premier niveau</text:span></text:p>
            </text:list-item>
          </text:list>
          <text:list text:style-name="ML5">
            <text:list-item>
              <text:list>
                <text:list-item>
                  <text:p text:style-name="MP28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9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41" draw:text-style-name="MP13" draw:layer="backgroundobjects" svg:width="22.192cm" svg:height="1.575cm" svg:x="1.27cm" svg:y="1.78cm" presentation:class="title" presentation:user-transformed="true">
        <draw:text-box>
          <text:p text:style-name="MP25"><text:span text:style-name="MT8">Cliquez et modifiez le titre</text:span></text:p>
        </draw:text-box>
      </draw:frame>
      <draw:frame draw:name="Image 12" draw:style-name="Mgr3" draw:text-style-name="MP8" draw:layer="backgroundobjects" svg:width="0.727cm" svg:height="0.84cm" svg:x="23.464cm" svg:y="0.544cm">
        <draw:image xlink:href="Pictures/100002010000030E00000387774C0F9848D1FE61.png" xlink:type="simple" xlink:show="embed" xlink:actuate="onLoad" loext:mime-type="image/png">
          <text:p/>
        </draw:image>
      </draw:frame>
      <presentation:notes style:page-layout-name="PM2">
        <draw:page-thumbnail presentation:style-name="Contenu_20_2_20_colonnes-title" draw:layer="backgroundobjects" svg:width="16.931cm" svg:height="9.524cm" svg:x="1.059cm" svg:y="1.93cm" presentation:class="page"/>
        <draw:frame presentation:style-name="Contenu_20_2_20_colonnes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avec_20_légende" style:display-name="Image avec légende" style:page-layout-name="PM1" draw:style-name="Mdp1">
      <draw:frame draw:name="Espace réservé pour une image  2" presentation:style-name="Image_20_avec_20_légende-outline1" draw:layer="backgroundobjects" svg:width="15.239cm" svg:height="9.422cm" svg:x="4.979cm" svg:y="1.277cm" presentation:class="outline" presentation:placeholder="true" presentation:user-transformed="true">
        <draw:text-box/>
      </draw:frame>
      <draw:frame draw:name="Espace réservé du texte 3" presentation:style-name="Mpr44" draw:text-style-name="MP32" draw:layer="backgroundobjects" svg:width="15.239cm" svg:height="1.676cm" svg:x="4.979cm" svg:y="11.182cm" presentation:class="outline" presentation:user-transformed="true">
        <draw:text-box>
          <text:p text:style-name="MP31"><text:span text:style-name="MT9">Cliquez pour modifier les styles du texte du masque</text:span></text:p>
        </draw:text-box>
      </draw:frame>
      <draw:frame draw:name="Espace réservé de la date 4" presentation:style-name="Mpr45" draw:text-style-name="MP6" draw:layer="backgroundobjects" svg:width="5.926cm" svg:height="0.76cm" svg:x="1.27cm" svg:y="13.242cm" presentation:class="date-time" presentation:user-transformed="true">
        <draw:text-box>
          <text:p text:style-name="MP5"><text:span text:style-name="MT2"><text:date style:data-style-name="D1" text:date-value="2022-01-14">1/14/22</text:date></text:span></text:p>
        </draw:text-box>
      </draw:frame>
      <draw:frame draw:name="Espace réservé du pied de page 5" presentation:style-name="Mpr45" draw:text-style-name="MP6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Espace réservé du numéro de diapositive 6" presentation:style-name="Mpr45" draw:text-style-name="MP6" draw:layer="backgroundobjects" svg:width="5.926cm" svg:height="0.76cm" svg:x="18.203cm" svg:y="13.24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Image 7" draw:style-name="Mgr3" draw:text-style-name="MP8" draw:layer="backgroundobjects" svg:width="0.727cm" svg:height="0.84cm" svg:x="23.464cm" svg:y="0.544cm">
        <draw:image xlink:href="Pictures/100002010000030E00000387774C0F9848D1FE61.png" xlink:type="simple" xlink:show="embed" xlink:actuate="onLoad" loext:mime-type="image/png">
          <text:p/>
        </draw:image>
      </draw:frame>
      <draw:frame presentation:style-name="Image_20_avec_20_légend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Image_20_avec_20_légende-title" draw:layer="backgroundobjects" svg:width="16.931cm" svg:height="9.524cm" svg:x="1.059cm" svg:y="1.93cm" presentation:class="page"/>
        <draw:frame presentation:style-name="Image_20_avec_20_légende-notes" draw:layer="backgroundobjects" svg:width="15.239cm" svg:height="11.429cm" svg:x="1.905cm" svg:y="12.065cm" presentation:class="notes" presentation:placeholder="true">
          <draw:text-box/>
        </draw:frame>
        <draw:frame presentation:style-name="Mpr4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ôture_5f_1" style:display-name="clôture_1" style:page-layout-name="PM1" draw:style-name="Mdp1">
      <draw:g draw:name="Grouper 1">
        <draw:custom-shape draw:name="Triangle rectangle 26" draw:style-name="Mgr8" draw:text-style-name="MP17" draw:layer="layout" svg:width="15.863cm" svg:height="7.977cm" svg:x="0cm" svg:y="6.309cm">
          <text:p/>
          <draw:enhanced-geometry draw:mirror-horizontal="false" draw:mirror-vertical="false" svg:viewBox="0 0 0 0" drawooo:sub-view-size="5711185 2872207" draw:text-areas="0 0 ?f48 ?f49" draw:type="ooxml-non-primitive" draw:enhanced-path="M 5711185 2872207 L 0 2872207 C 470 1914805 939 957402 1409 0 L 5711185 2872207 Z N">
            <draw:equation draw:name="f0" draw:formula="0*logwidth/7099373"/>
            <draw:equation draw:name="f1" draw:formula="3575032*logheight/3575032"/>
            <draw:equation draw:name="f2" draw:formula="0*logwidth/7099373"/>
            <draw:equation draw:name="f3" draw:formula="0*logheight/3575032"/>
            <draw:equation draw:name="f4" draw:formula="7099373*logwidth/7099373"/>
            <draw:equation draw:name="f5" draw:formula="3575032*logheight/3575032"/>
            <draw:equation draw:name="f6" draw:formula="0*logwidth/7099373"/>
            <draw:equation draw:name="f7" draw:formula="3575032*logheight/3575032"/>
            <draw:equation draw:name="f8" draw:formula="1409*logwidth/7100782"/>
            <draw:equation draw:name="f9" draw:formula="3575032*logheight/3575032"/>
            <draw:equation draw:name="f10" draw:formula="0*logwidth/7100782"/>
            <draw:equation draw:name="f11" draw:formula="2872207*logheight/3575032"/>
            <draw:equation draw:name="f12" draw:formula="1409*logwidth/7100782"/>
            <draw:equation draw:name="f13" draw:formula="0*logheight/3575032"/>
            <draw:equation draw:name="f14" draw:formula="7100782*logwidth/7100782"/>
            <draw:equation draw:name="f15" draw:formula="3575032*logheight/3575032"/>
            <draw:equation draw:name="f16" draw:formula="1409*logwidth/7100782"/>
            <draw:equation draw:name="f17" draw:formula="3575032*logheight/3575032"/>
            <draw:equation draw:name="f18" draw:formula="1409*logwidth/7100782"/>
            <draw:equation draw:name="f19" draw:formula="3575032*logheight/3575032"/>
            <draw:equation draw:name="f20" draw:formula="0*logwidth/7100782"/>
            <draw:equation draw:name="f21" draw:formula="2872207*logheight/3575032"/>
            <draw:equation draw:name="f22" draw:formula="1409*logwidth/7100782"/>
            <draw:equation draw:name="f23" draw:formula="0*logheight/3575032"/>
            <draw:equation draw:name="f24" draw:formula="5711185*logwidth/7100782"/>
            <draw:equation draw:name="f25" draw:formula="2872207*logheight/3575032"/>
            <draw:equation draw:name="f26" draw:formula="7100782*logwidth/7100782"/>
            <draw:equation draw:name="f27" draw:formula="3575032*logheight/3575032"/>
            <draw:equation draw:name="f28" draw:formula="1409*logwidth/7100782"/>
            <draw:equation draw:name="f29" draw:formula="3575032*logheight/3575032"/>
            <draw:equation draw:name="f30" draw:formula="1409*logwidth/5711185"/>
            <draw:equation draw:name="f31" draw:formula="3575032*logheight/3575032"/>
            <draw:equation draw:name="f32" draw:formula="0*logwidth/5711185"/>
            <draw:equation draw:name="f33" draw:formula="2872207*logheight/3575032"/>
            <draw:equation draw:name="f34" draw:formula="1409*logwidth/5711185"/>
            <draw:equation draw:name="f35" draw:formula="0*logheight/3575032"/>
            <draw:equation draw:name="f36" draw:formula="5711185*logwidth/5711185"/>
            <draw:equation draw:name="f37" draw:formula="2872207*logheight/3575032"/>
            <draw:equation draw:name="f38" draw:formula="1409*logwidth/5711185"/>
            <draw:equation draw:name="f39" draw:formula="3575032*logheight/3575032"/>
            <draw:equation draw:name="f40" draw:formula="5711185*logwidth/5711185"/>
            <draw:equation draw:name="f41" draw:formula="2872207*logheight/2872207"/>
            <draw:equation draw:name="f42" draw:formula="0*logwidth/5711185"/>
            <draw:equation draw:name="f43" draw:formula="2872207*logheight/2872207"/>
            <draw:equation draw:name="f44" draw:formula="1409*logwidth/5711185"/>
            <draw:equation draw:name="f45" draw:formula="0*logheight/2872207"/>
            <draw:equation draw:name="f46" draw:formula="5711185*logwidth/5711185"/>
            <draw:equation draw:name="f47" draw:formula="2872207*logheight/2872207"/>
            <draw:equation draw:name="f48" draw:formula="logwidth"/>
            <draw:equation draw:name="f49" draw:formula="logheight"/>
          </draw:enhanced-geometry>
        </draw:custom-shape>
        <draw:custom-shape draw:name="Triangle rectangle 26" draw:style-name="Mgr12" draw:text-style-name="MP23" draw:layer="layout" svg:width="15.863cm" svg:height="7.977cm" svg:x="9.536cm" svg:y="6.31cm">
          <text:p/>
          <draw:enhanced-geometry draw:mirror-horizontal="true" draw:mirror-vertical="false" svg:viewBox="0 0 0 0" drawooo:sub-view-size="5711185 2872207" draw:text-areas="0 0 ?f48 ?f49" draw:type="ooxml-non-primitive" draw:enhanced-path="M 5711185 2872207 L 0 2872207 C 470 1914805 939 957402 1409 0 L 5711185 2872207 Z N">
            <draw:equation draw:name="f0" draw:formula="0*logwidth/7099373"/>
            <draw:equation draw:name="f1" draw:formula="3575032*logheight/3575032"/>
            <draw:equation draw:name="f2" draw:formula="0*logwidth/7099373"/>
            <draw:equation draw:name="f3" draw:formula="0*logheight/3575032"/>
            <draw:equation draw:name="f4" draw:formula="7099373*logwidth/7099373"/>
            <draw:equation draw:name="f5" draw:formula="3575032*logheight/3575032"/>
            <draw:equation draw:name="f6" draw:formula="0*logwidth/7099373"/>
            <draw:equation draw:name="f7" draw:formula="3575032*logheight/3575032"/>
            <draw:equation draw:name="f8" draw:formula="1409*logwidth/7100782"/>
            <draw:equation draw:name="f9" draw:formula="3575032*logheight/3575032"/>
            <draw:equation draw:name="f10" draw:formula="0*logwidth/7100782"/>
            <draw:equation draw:name="f11" draw:formula="2872207*logheight/3575032"/>
            <draw:equation draw:name="f12" draw:formula="1409*logwidth/7100782"/>
            <draw:equation draw:name="f13" draw:formula="0*logheight/3575032"/>
            <draw:equation draw:name="f14" draw:formula="7100782*logwidth/7100782"/>
            <draw:equation draw:name="f15" draw:formula="3575032*logheight/3575032"/>
            <draw:equation draw:name="f16" draw:formula="1409*logwidth/7100782"/>
            <draw:equation draw:name="f17" draw:formula="3575032*logheight/3575032"/>
            <draw:equation draw:name="f18" draw:formula="1409*logwidth/7100782"/>
            <draw:equation draw:name="f19" draw:formula="3575032*logheight/3575032"/>
            <draw:equation draw:name="f20" draw:formula="0*logwidth/7100782"/>
            <draw:equation draw:name="f21" draw:formula="2872207*logheight/3575032"/>
            <draw:equation draw:name="f22" draw:formula="1409*logwidth/7100782"/>
            <draw:equation draw:name="f23" draw:formula="0*logheight/3575032"/>
            <draw:equation draw:name="f24" draw:formula="5711185*logwidth/7100782"/>
            <draw:equation draw:name="f25" draw:formula="2872207*logheight/3575032"/>
            <draw:equation draw:name="f26" draw:formula="7100782*logwidth/7100782"/>
            <draw:equation draw:name="f27" draw:formula="3575032*logheight/3575032"/>
            <draw:equation draw:name="f28" draw:formula="1409*logwidth/7100782"/>
            <draw:equation draw:name="f29" draw:formula="3575032*logheight/3575032"/>
            <draw:equation draw:name="f30" draw:formula="1409*logwidth/5711185"/>
            <draw:equation draw:name="f31" draw:formula="3575032*logheight/3575032"/>
            <draw:equation draw:name="f32" draw:formula="0*logwidth/5711185"/>
            <draw:equation draw:name="f33" draw:formula="2872207*logheight/3575032"/>
            <draw:equation draw:name="f34" draw:formula="1409*logwidth/5711185"/>
            <draw:equation draw:name="f35" draw:formula="0*logheight/3575032"/>
            <draw:equation draw:name="f36" draw:formula="5711185*logwidth/5711185"/>
            <draw:equation draw:name="f37" draw:formula="2872207*logheight/3575032"/>
            <draw:equation draw:name="f38" draw:formula="1409*logwidth/5711185"/>
            <draw:equation draw:name="f39" draw:formula="3575032*logheight/3575032"/>
            <draw:equation draw:name="f40" draw:formula="5711185*logwidth/5711185"/>
            <draw:equation draw:name="f41" draw:formula="2872207*logheight/2872207"/>
            <draw:equation draw:name="f42" draw:formula="0*logwidth/5711185"/>
            <draw:equation draw:name="f43" draw:formula="2872207*logheight/2872207"/>
            <draw:equation draw:name="f44" draw:formula="1409*logwidth/5711185"/>
            <draw:equation draw:name="f45" draw:formula="0*logheight/2872207"/>
            <draw:equation draw:name="f46" draw:formula="5711185*logwidth/5711185"/>
            <draw:equation draw:name="f47" draw:formula="2872207*logheight/2872207"/>
            <draw:equation draw:name="f48" draw:formula="logwidth"/>
            <draw:equation draw:name="f49" draw:formula="logheight"/>
          </draw:enhanced-geometry>
        </draw:custom-shape>
        <draw:custom-shape draw:name="Triangle isocèle 9" draw:style-name="Mgr10" draw:text-style-name="MP19" draw:layer="layout" svg:width="6.324cm" svg:height="1.595cm" svg:x="9.54cm" svg:y="12.691cm">
          <text:p/>
          <draw:enhanced-geometry draw:mirror-horizontal="false" draw:mirror-vertical="false" svg:viewBox="0 0 0 0" draw:text-areas="?f1 ?f5 ?f4 ?f6" draw:type="ooxml-triangle" draw:modifiers="49701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</draw:g>
      <draw:frame draw:name="Titre 1" presentation:style-name="Mpr48" draw:text-style-name="MP15" draw:layer="backgroundobjects" svg:width="15.617cm" svg:height="3.278cm" svg:x="4.891cm" svg:y="4.683cm" presentation:class="title" presentation:user-transformed="true">
        <draw:text-box>
          <text:p text:style-name="MP20"><text:span text:style-name="MT10">Merci de votre attention/</text:span><text:span text:style-name="MT10"><text:line-break/></text:span><text:span text:style-name="MT10">Questions-suggestions/...</text:span></text:p>
        </draw:text-box>
      </draw:frame>
      <draw:frame draw:name="Image 12" draw:style-name="Mgr3" draw:text-style-name="MP8" draw:layer="backgroundobjects" svg:width="4.693cm" svg:height="1.499cm" svg:x="10.353cm" svg:y="0.98cm">
        <draw:image xlink:href="Pictures/1000020100000CF2000004234EEB358A952175B6.png" xlink:type="simple" xlink:show="embed" xlink:actuate="onLoad" loext:mime-type="image/png">
          <text:p/>
        </draw:image>
      </draw:frame>
      <draw:frame presentation:style-name="clôtur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lôture_5f_1-title" draw:layer="backgroundobjects" svg:width="16.931cm" svg:height="9.524cm" svg:x="1.059cm" svg:y="1.93cm" presentation:class="page"/>
        <draw:frame presentation:style-name="clôture_5f_1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ôture_5f_2" style:display-name="clôture_2" style:page-layout-name="PM1" draw:style-name="Mdp1">
      <draw:g draw:name="Grouper 1">
        <draw:custom-shape draw:name="Triangle rectangle 26" draw:style-name="Mgr8" draw:text-style-name="MP17" draw:layer="layout" svg:width="15.863cm" svg:height="7.977cm" svg:x="0cm" svg:y="6.309cm">
          <text:p/>
          <draw:enhanced-geometry draw:mirror-horizontal="false" draw:mirror-vertical="false" svg:viewBox="0 0 0 0" drawooo:sub-view-size="5711185 2872207" draw:text-areas="0 0 ?f48 ?f49" draw:type="ooxml-non-primitive" draw:enhanced-path="M 5711185 2872207 L 0 2872207 C 470 1914805 939 957402 1409 0 L 5711185 2872207 Z N">
            <draw:equation draw:name="f0" draw:formula="0*logwidth/7099373"/>
            <draw:equation draw:name="f1" draw:formula="3575032*logheight/3575032"/>
            <draw:equation draw:name="f2" draw:formula="0*logwidth/7099373"/>
            <draw:equation draw:name="f3" draw:formula="0*logheight/3575032"/>
            <draw:equation draw:name="f4" draw:formula="7099373*logwidth/7099373"/>
            <draw:equation draw:name="f5" draw:formula="3575032*logheight/3575032"/>
            <draw:equation draw:name="f6" draw:formula="0*logwidth/7099373"/>
            <draw:equation draw:name="f7" draw:formula="3575032*logheight/3575032"/>
            <draw:equation draw:name="f8" draw:formula="1409*logwidth/7100782"/>
            <draw:equation draw:name="f9" draw:formula="3575032*logheight/3575032"/>
            <draw:equation draw:name="f10" draw:formula="0*logwidth/7100782"/>
            <draw:equation draw:name="f11" draw:formula="2872207*logheight/3575032"/>
            <draw:equation draw:name="f12" draw:formula="1409*logwidth/7100782"/>
            <draw:equation draw:name="f13" draw:formula="0*logheight/3575032"/>
            <draw:equation draw:name="f14" draw:formula="7100782*logwidth/7100782"/>
            <draw:equation draw:name="f15" draw:formula="3575032*logheight/3575032"/>
            <draw:equation draw:name="f16" draw:formula="1409*logwidth/7100782"/>
            <draw:equation draw:name="f17" draw:formula="3575032*logheight/3575032"/>
            <draw:equation draw:name="f18" draw:formula="1409*logwidth/7100782"/>
            <draw:equation draw:name="f19" draw:formula="3575032*logheight/3575032"/>
            <draw:equation draw:name="f20" draw:formula="0*logwidth/7100782"/>
            <draw:equation draw:name="f21" draw:formula="2872207*logheight/3575032"/>
            <draw:equation draw:name="f22" draw:formula="1409*logwidth/7100782"/>
            <draw:equation draw:name="f23" draw:formula="0*logheight/3575032"/>
            <draw:equation draw:name="f24" draw:formula="5711185*logwidth/7100782"/>
            <draw:equation draw:name="f25" draw:formula="2872207*logheight/3575032"/>
            <draw:equation draw:name="f26" draw:formula="7100782*logwidth/7100782"/>
            <draw:equation draw:name="f27" draw:formula="3575032*logheight/3575032"/>
            <draw:equation draw:name="f28" draw:formula="1409*logwidth/7100782"/>
            <draw:equation draw:name="f29" draw:formula="3575032*logheight/3575032"/>
            <draw:equation draw:name="f30" draw:formula="1409*logwidth/5711185"/>
            <draw:equation draw:name="f31" draw:formula="3575032*logheight/3575032"/>
            <draw:equation draw:name="f32" draw:formula="0*logwidth/5711185"/>
            <draw:equation draw:name="f33" draw:formula="2872207*logheight/3575032"/>
            <draw:equation draw:name="f34" draw:formula="1409*logwidth/5711185"/>
            <draw:equation draw:name="f35" draw:formula="0*logheight/3575032"/>
            <draw:equation draw:name="f36" draw:formula="5711185*logwidth/5711185"/>
            <draw:equation draw:name="f37" draw:formula="2872207*logheight/3575032"/>
            <draw:equation draw:name="f38" draw:formula="1409*logwidth/5711185"/>
            <draw:equation draw:name="f39" draw:formula="3575032*logheight/3575032"/>
            <draw:equation draw:name="f40" draw:formula="5711185*logwidth/5711185"/>
            <draw:equation draw:name="f41" draw:formula="2872207*logheight/2872207"/>
            <draw:equation draw:name="f42" draw:formula="0*logwidth/5711185"/>
            <draw:equation draw:name="f43" draw:formula="2872207*logheight/2872207"/>
            <draw:equation draw:name="f44" draw:formula="1409*logwidth/5711185"/>
            <draw:equation draw:name="f45" draw:formula="0*logheight/2872207"/>
            <draw:equation draw:name="f46" draw:formula="5711185*logwidth/5711185"/>
            <draw:equation draw:name="f47" draw:formula="2872207*logheight/2872207"/>
            <draw:equation draw:name="f48" draw:formula="logwidth"/>
            <draw:equation draw:name="f49" draw:formula="logheight"/>
          </draw:enhanced-geometry>
        </draw:custom-shape>
        <draw:custom-shape draw:name="Triangle rectangle 26" draw:style-name="Mgr12" draw:text-style-name="MP23" draw:layer="layout" svg:width="15.863cm" svg:height="7.977cm" svg:x="9.536cm" svg:y="6.31cm">
          <text:p/>
          <draw:enhanced-geometry draw:mirror-horizontal="true" draw:mirror-vertical="false" svg:viewBox="0 0 0 0" drawooo:sub-view-size="5711185 2872207" draw:text-areas="0 0 ?f48 ?f49" draw:type="ooxml-non-primitive" draw:enhanced-path="M 5711185 2872207 L 0 2872207 C 470 1914805 939 957402 1409 0 L 5711185 2872207 Z N">
            <draw:equation draw:name="f0" draw:formula="0*logwidth/7099373"/>
            <draw:equation draw:name="f1" draw:formula="3575032*logheight/3575032"/>
            <draw:equation draw:name="f2" draw:formula="0*logwidth/7099373"/>
            <draw:equation draw:name="f3" draw:formula="0*logheight/3575032"/>
            <draw:equation draw:name="f4" draw:formula="7099373*logwidth/7099373"/>
            <draw:equation draw:name="f5" draw:formula="3575032*logheight/3575032"/>
            <draw:equation draw:name="f6" draw:formula="0*logwidth/7099373"/>
            <draw:equation draw:name="f7" draw:formula="3575032*logheight/3575032"/>
            <draw:equation draw:name="f8" draw:formula="1409*logwidth/7100782"/>
            <draw:equation draw:name="f9" draw:formula="3575032*logheight/3575032"/>
            <draw:equation draw:name="f10" draw:formula="0*logwidth/7100782"/>
            <draw:equation draw:name="f11" draw:formula="2872207*logheight/3575032"/>
            <draw:equation draw:name="f12" draw:formula="1409*logwidth/7100782"/>
            <draw:equation draw:name="f13" draw:formula="0*logheight/3575032"/>
            <draw:equation draw:name="f14" draw:formula="7100782*logwidth/7100782"/>
            <draw:equation draw:name="f15" draw:formula="3575032*logheight/3575032"/>
            <draw:equation draw:name="f16" draw:formula="1409*logwidth/7100782"/>
            <draw:equation draw:name="f17" draw:formula="3575032*logheight/3575032"/>
            <draw:equation draw:name="f18" draw:formula="1409*logwidth/7100782"/>
            <draw:equation draw:name="f19" draw:formula="3575032*logheight/3575032"/>
            <draw:equation draw:name="f20" draw:formula="0*logwidth/7100782"/>
            <draw:equation draw:name="f21" draw:formula="2872207*logheight/3575032"/>
            <draw:equation draw:name="f22" draw:formula="1409*logwidth/7100782"/>
            <draw:equation draw:name="f23" draw:formula="0*logheight/3575032"/>
            <draw:equation draw:name="f24" draw:formula="5711185*logwidth/7100782"/>
            <draw:equation draw:name="f25" draw:formula="2872207*logheight/3575032"/>
            <draw:equation draw:name="f26" draw:formula="7100782*logwidth/7100782"/>
            <draw:equation draw:name="f27" draw:formula="3575032*logheight/3575032"/>
            <draw:equation draw:name="f28" draw:formula="1409*logwidth/7100782"/>
            <draw:equation draw:name="f29" draw:formula="3575032*logheight/3575032"/>
            <draw:equation draw:name="f30" draw:formula="1409*logwidth/5711185"/>
            <draw:equation draw:name="f31" draw:formula="3575032*logheight/3575032"/>
            <draw:equation draw:name="f32" draw:formula="0*logwidth/5711185"/>
            <draw:equation draw:name="f33" draw:formula="2872207*logheight/3575032"/>
            <draw:equation draw:name="f34" draw:formula="1409*logwidth/5711185"/>
            <draw:equation draw:name="f35" draw:formula="0*logheight/3575032"/>
            <draw:equation draw:name="f36" draw:formula="5711185*logwidth/5711185"/>
            <draw:equation draw:name="f37" draw:formula="2872207*logheight/3575032"/>
            <draw:equation draw:name="f38" draw:formula="1409*logwidth/5711185"/>
            <draw:equation draw:name="f39" draw:formula="3575032*logheight/3575032"/>
            <draw:equation draw:name="f40" draw:formula="5711185*logwidth/5711185"/>
            <draw:equation draw:name="f41" draw:formula="2872207*logheight/2872207"/>
            <draw:equation draw:name="f42" draw:formula="0*logwidth/5711185"/>
            <draw:equation draw:name="f43" draw:formula="2872207*logheight/2872207"/>
            <draw:equation draw:name="f44" draw:formula="1409*logwidth/5711185"/>
            <draw:equation draw:name="f45" draw:formula="0*logheight/2872207"/>
            <draw:equation draw:name="f46" draw:formula="5711185*logwidth/5711185"/>
            <draw:equation draw:name="f47" draw:formula="2872207*logheight/2872207"/>
            <draw:equation draw:name="f48" draw:formula="logwidth"/>
            <draw:equation draw:name="f49" draw:formula="logheight"/>
          </draw:enhanced-geometry>
        </draw:custom-shape>
        <draw:custom-shape draw:name="Triangle isocèle 9" draw:style-name="Mgr10" draw:text-style-name="MP19" draw:layer="layout" svg:width="6.324cm" svg:height="1.595cm" svg:x="9.54cm" svg:y="12.691cm">
          <text:p/>
          <draw:enhanced-geometry draw:mirror-horizontal="false" draw:mirror-vertical="false" svg:viewBox="0 0 0 0" draw:text-areas="?f1 ?f5 ?f4 ?f6" draw:type="ooxml-triangle" draw:modifiers="49701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</draw:g>
      <draw:frame draw:name="Titre 1" presentation:style-name="Mpr51" draw:text-style-name="MP15" draw:layer="backgroundobjects" svg:width="15.617cm" svg:height="3.278cm" svg:x="4.891cm" svg:y="4.683cm" presentation:class="title" presentation:user-transformed="true">
        <draw:text-box>
          <text:p text:style-name="MP20"><text:span text:style-name="MT10">Merci de votre attention/</text:span><text:span text:style-name="MT10"><text:line-break/></text:span><text:span text:style-name="MT10">Questions-suggestions/...</text:span></text:p>
        </draw:text-box>
      </draw:frame>
      <draw:frame draw:name="Espace réservé du texte 3" presentation:style-name="Mpr52" draw:text-style-name="MP32" draw:layer="backgroundobjects" svg:width="6.847cm" svg:height="2.432cm" svg:x="17.578cm" svg:y="10.978cm" presentation:class="outline" presentation:user-transformed="true">
        <draw:text-box>
          <text:list text:style-name="ML3">
            <text:list-item>
              <text:p text:style-name="MP33"><text:span text:style-name="MT11">Contact</text:span></text:p>
              <text:list>
                <text:list-item>
                  <text:p text:style-name="MP34"><text:span text:style-name="MT12">À compléter</text:span></text:p>
                </text:list-item>
              </text:list>
            </text:list-item>
          </text:list>
        </draw:text-box>
      </draw:frame>
      <draw:frame draw:name="Image 12" draw:style-name="Mgr3" draw:text-style-name="MP8" draw:layer="backgroundobjects" svg:width="4.693cm" svg:height="1.499cm" svg:x="10.353cm" svg:y="0.98cm">
        <draw:image xlink:href="Pictures/1000020100000CF2000004234EEB358A952175B6.png" xlink:type="simple" xlink:show="embed" xlink:actuate="onLoad" loext:mime-type="image/png">
          <text:p/>
        </draw:image>
      </draw:frame>
      <presentation:notes style:page-layout-name="PM2">
        <draw:page-thumbnail presentation:style-name="clôture_5f_2-title" draw:layer="backgroundobjects" svg:width="16.931cm" svg:height="9.524cm" svg:x="1.059cm" svg:y="1.93cm" presentation:class="page"/>
        <draw:frame presentation:style-name="clôture_5f_2-notes" draw:layer="backgroundobjects" svg:width="15.239cm" svg:height="11.429cm" svg:x="1.905cm" svg:y="12.065cm" presentation:class="notes" presentation:placeholder="true">
          <draw:text-box/>
        </draw:frame>
        <draw:frame presentation:style-name="Mpr5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" style:page-layout-name="PM1" draw:style-name="Mdp1">
      <draw:frame draw:name="Image 3" draw:style-name="Mgr3" draw:text-style-name="MP8" draw:layer="backgroundobjects" svg:width="9.953cm" svg:height="3.18cm" svg:x="7.723cm" svg:y="5.553cm">
        <draw:image xlink:href="Pictures/1000020100000CF2000004234EEB358A952175B6.png" xlink:type="simple" xlink:show="embed" xlink:actuate="onLoad" loext:mime-type="image/png">
          <text:p/>
        </draw:image>
      </draw:frame>
      <presentation:notes style:page-layout-name="PM2">
        <draw:page-thumbnail presentation:style-name="Logo-title" draw:layer="backgroundobjects" svg:width="16.931cm" svg:height="9.524cm" svg:x="1.059cm" svg:y="1.93cm" presentation:class="page"/>
        <draw:frame presentation:style-name="Logo-notes" draw:layer="backgroundobjects" svg:width="15.239cm" svg:height="11.429cm" svg:x="1.905cm" svg:y="12.065cm" presentation:class="notes" presentation:placeholder="true">
          <draw:text-box/>
        </draw:frame>
        <draw:frame presentation:style-name="Mpr5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GIGA-2019</dc:title>
    <meta:editing-cycles>2</meta:editing-cycles>
    <meta:creation-date>2022-01-14T12:38:53.699282394</meta:creation-date>
    <meta:editing-duration>PT2M4S</meta:editing-duration>
    <meta:generator>LibreOffice/6.4.7.2$Linux_X86_64 LibreOffice_project/40$Build-2</meta:generator>
    <meta:initial-creator>Qiang BAI</meta:initial-creator>
    <dc:date>2022-01-14T12:51:08.471318537</dc:date>
    <dc:creator>Qiang BAI</dc:creator>
    <meta:document-statistic meta:object-count="21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8</meta:user-defined>
    <meta:user-defined meta:name="PresentationFormat" meta:value-type="string">Présentation à l'écra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</office:meta>
</office:document-meta>
</file>